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3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2" style:family="paragraph" style:parent-style-name="Heading_20_3">
      <style:text-properties style:font-name="Tahoma" fo:font-size="12pt" style:font-size-asian="12pt" style:font-size-complex="12pt"/>
    </style:style>
    <style:style style:name="P3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</style:style>
    <style:style style:name="P4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5" style:family="paragraph" style:parent-style-name="Preformatted_20_Text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  <style:text-properties fo:color="#f8f8f2" loext:opacity="100%" style:font-name="Tahoma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6" style:family="paragraph" style:parent-style-name="Preformatted_20_Text" style:list-style-name="L3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7" style:family="paragraph" style:parent-style-name="Preformatted_20_Text" style:list-style-name="L6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8" style:family="paragraph" style:parent-style-name="Preformatted_20_Text" style:list-style-name="L9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272822"/>
    </style:style>
    <style:style style:name="P9" style:family="paragraph" style:parent-style-name="Standard">
      <style:text-properties style:font-name="Tahoma" fo:font-size="12pt" style:font-size-asian="12pt" style:font-size-complex="12pt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text-properties style:font-name="Tahoma" fo:font-size="12p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4" style:family="paragraph" style:parent-style-name="Text_20_body" style:list-style-name="L3">
      <style:text-properties style:font-name="Tahoma" fo:font-size="12pt" style:font-size-asian="12pt" style:font-size-complex="12pt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6" style:family="paragraph" style:parent-style-name="Text_20_body" style:list-style-name="L6">
      <style:text-properties style:font-name="Tahoma" fo:font-size="12pt" style:font-size-asian="12pt" style:font-size-complex="12pt"/>
    </style:style>
    <style:style style:name="P17" style:family="paragraph" style:parent-style-name="Text_20_body" style:list-style-name="L6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style:font-name="Tahoma" fo:font-size="12pt" style:font-size-asian="12pt" style:font-size-complex="12pt"/>
    </style:style>
    <style:style style:name="P19" style:family="paragraph" style:parent-style-name="Text_20_body" style:list-style-name="L7">
      <style:text-properties style:font-name="Tahoma" fo:font-size="12pt" style:font-size-asian="12pt" style:font-size-complex="12pt"/>
    </style:style>
    <style:style style:name="P20" style:family="paragraph" style:parent-style-name="Text_20_body" style:list-style-name="L9">
      <style:text-properties style:font-name="Tahoma" fo:font-size="12pt" style:font-size-asian="12pt" style:font-size-complex="12pt"/>
    </style:style>
    <style:style style:name="P21" style:family="paragraph" style:parent-style-name="Text_20_body" style:list-style-name="L10">
      <style:text-properties style:font-name="Tahoma" fo:font-size="12pt" style:font-size-asian="12pt" style:font-size-complex="12pt"/>
    </style:style>
    <style:style style:name="P22" style:family="paragraph" style:parent-style-name="Text_20_body" style:list-style-name="L2">
      <style:text-properties style:font-name="Tahoma" fo:font-size="12pt" fo:font-weight="bold" officeooo:paragraph-rsid="0013b397" style:font-size-asian="12pt" style:font-weight-asian="bold" style:font-size-complex="12pt" style:font-weight-complex="bold"/>
    </style:style>
    <style:style style:name="P23" style:family="paragraph" style:parent-style-name="Text_20_body" style:list-style-name="L5">
      <style:text-properties style:font-name="Tahoma" fo:font-size="12pt" fo:font-weight="bold" officeooo:paragraph-rsid="00148f89" style:font-size-asian="12pt" style:font-weight-asian="bold" style:font-size-complex="12pt" style:font-weight-complex="bold"/>
    </style:style>
    <style:style style:name="P24" style:family="paragraph" style:parent-style-name="Text_20_body" style:list-style-name="L8">
      <style:text-properties style:font-name="Tahoma" fo:font-size="12pt" fo:font-weight="bold" officeooo:paragraph-rsid="00189962" style:font-size-asian="12pt" style:font-weight-asian="bold" style:font-size-complex="12pt" style:font-weight-complex="bold"/>
    </style:style>
    <style:style style:name="P25" style:family="paragraph" style:parent-style-name="Text_20_body" style:list-style-name="L7">
      <style:text-properties style:font-name="Tahoma" fo:font-size="16pt" fo:font-weight="bold" officeooo:paragraph-rsid="001b232e" style:font-size-asian="16pt" style:font-weight-asian="bold" style:font-size-complex="16pt" style:font-weight-complex="bold"/>
    </style:style>
    <style:style style:name="P26" style:family="paragraph" style:parent-style-name="Text_20_body">
      <style:text-properties fo:color="#355269" loext:opacity="100%" style:font-name="Tahoma" fo:font-size="16pt" fo:font-weight="bold" officeooo:rsid="0012a448" officeooo:paragraph-rsid="0012a448" style:font-size-asian="16pt" style:font-weight-asian="bold" style:font-size-complex="16pt" style:font-weight-complex="bold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paragraph-properties fo:margin-top="0cm" fo:margin-bottom="0cm" style:contextual-spacing="false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cm" fo:margin-bottom="0cm" style:contextual-spacing="false"/>
    </style:style>
    <style:style style:name="P31" style:family="paragraph" style:parent-style-name="Text_20_body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  <style:text-properties style:use-window-font-color="true" loext:opacity="0%" style:font-name="Tahoma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32" style:family="paragraph" style:parent-style-name="Text_20_body">
      <loext:graphic-properties draw:fill="solid" draw:fill-color="#272822" draw:opacity="100%"/>
      <style:paragraph-properties ch2_options="{'Style': 'monokai', 'Language': 'JavaScript', 'UseCharStyles': 0, 'LineNumberRatio': 100, 'LineNumberStart': 1, 'MasterCharStyle': '', 'ShowLineNumbers': 0, 'ColourizeBackground': 1, 'LineNumberSeparator': '  ', 'LineNumberPaddingSymbol': '', 'StoreOptionsWithSnippet': 1}" fo:background-color="#272822"/>
      <style:text-properties fo:color="#f8f8f2" loext:opacity="100%" style:font-name="Tahoma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cm" fo:margin-bottom="0cm" style:contextual-spacing="false"/>
    </style:style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top="0cm" fo:margin-bottom="0cm" style:contextual-spacing="false"/>
    </style:style>
    <style:style style:name="P37" style:family="paragraph" style:parent-style-name="Text_20_body" style:list-style-name="L9"/>
    <style:style style:name="P38" style:family="paragraph" style:parent-style-name="Text_20_body" style:list-style-name="L9">
      <style:paragraph-properties fo:margin-top="0cm" fo:margin-bottom="0cm" style:contextual-spacing="false"/>
    </style:style>
    <style:style style:name="P39" style:family="paragraph" style:parent-style-name="Text_20_body" style:list-style-name="L10"/>
    <style:style style:name="P40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officeooo:rsid="0012a448"/>
    </style:style>
    <style:style style:name="T2" style:family="text">
      <style:text-properties style:font-name="Tahoma"/>
    </style:style>
    <style:style style:name="T3" style:family="text">
      <style:text-properties style:font-name="Tahoma" fo:font-size="12pt" style:font-size-asian="12pt" style:font-size-complex="12pt"/>
    </style:style>
    <style:style style:name="T4" style:family="text">
      <style:text-properties style:font-name="Tahoma" fo:font-size="12pt" fo:language="zxx" fo:country="none" style:font-size-asian="12pt" style:font-size-complex="12pt"/>
    </style:style>
    <style:style style:name="T5" style:family="text">
      <style:text-properties style:font-name="Tahoma" fo:font-size="12pt" fo:language="zxx" fo:country="none" fo:background-color="transparent" loext:char-shading-value="0" style:font-size-asian="12pt" style:font-size-complex="12pt"/>
    </style:style>
    <style:style style:name="T6" style:family="text">
      <style:text-properties style:font-name="Tahom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ahoma" fo:font-size="12pt" fo:font-weight="bold" officeooo:rsid="00148f89" style:font-size-asian="12pt" style:font-weight-asian="bold" style:font-size-complex="12pt" style:font-weight-complex="bold"/>
    </style:style>
    <style:style style:name="T8" style:family="text">
      <style:text-properties style:font-name="Tahoma" fo:font-weight="bold" style:font-weight-asian="bold" style:font-weight-complex="bold"/>
    </style:style>
    <style:style style:name="T9" style:family="text">
      <style:text-properties style:use-window-font-color="true" loext:opacity="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0" style:family="text">
      <style:text-properties fo:color="#ff4689" loext:opacity="100%"/>
    </style:style>
    <style:style style:name="T11" style:family="text">
      <style:text-properties fo:color="#ff4689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2" style:family="text">
      <style:text-properties fo:color="#a6e22e" loext:opacity="100%"/>
    </style:style>
    <style:style style:name="T13" style:family="text">
      <style:text-properties fo:color="#a6e22e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4" style:family="text">
      <style:text-properties fo:color="#f8f8f2" loext:opacity="100%"/>
    </style:style>
    <style:style style:name="T15" style:family="text">
      <style:text-properties fo:color="#f8f8f2" loext:opacity="100%" fo:font-style="normal" style:text-underline-style="none" fo:font-weight="normal"/>
    </style:style>
    <style:style style:name="T16" style:family="text">
      <style:text-properties fo:color="#f8f8f2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7" style:family="text">
      <style:text-properties fo:color="#e6db74" loext:opacity="100%"/>
    </style:style>
    <style:style style:name="T18" style:family="text">
      <style:text-properties fo:color="#e6db74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19" style:family="text">
      <style:text-properties fo:color="#ed007e" loext:opacity="100%" style:font-name="Tahoma" fo:font-size="12pt" fo:language="zxx" fo:country="none" fo:font-style="normal" style:text-underline-style="none" fo:font-weight="normal" fo:background-color="#1e0010" loext:char-shading-value="0" style:font-size-asian="12pt" style:font-size-complex="12pt"/>
    </style:style>
    <style:style style:name="T20" style:family="text">
      <style:text-properties fo:color="#ed007e" loext:opacity="100%" fo:background-color="#1e0010" loext:char-shading-value="0"/>
    </style:style>
    <style:style style:name="T21" style:family="text">
      <style:text-properties fo:color="#ae81ff" loext:opacity="100%"/>
    </style:style>
    <style:style style:name="T22" style:family="text">
      <style:text-properties fo:color="#ae81f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3" style:family="text">
      <style:text-properties fo:color="#66d9ef" loext:opacity="100%"/>
    </style:style>
    <style:style style:name="T24" style:family="text">
      <style:text-properties fo:color="#66d9ef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5" style:family="text">
      <style:text-properties fo:color="#959077" loext:opacity="100%"/>
    </style:style>
    <style:style style:name="T26" style:family="text">
      <style:text-properties fo:color="#959077" loext:opacity="100%" style:font-name="Tahoma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27" style:family="text">
      <style:text-properties officeooo:rsid="0013b397"/>
    </style:style>
    <style:style style:name="T28" style:family="text">
      <style:text-properties officeooo:rsid="00148f89"/>
    </style:style>
    <style:style style:name="T29" style:family="text">
      <style:text-properties officeooo:rsid="00189962"/>
    </style:style>
    <style:style style:name="T30" style:family="text">
      <style:text-properties officeooo:rsid="001b232e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jemplos JQuery</text:p>
      <text:list xml:id="list3769773181" text:style-name="L2">
        <text:list-item>
          <text:p text:style-name="P22"><text:span text:style-name="T27">S</text:span>elección por ID, clase y etiqueta</text:p>
        </text:list-item>
      </text:list>
      <text:p text:style-name="P12"><text:span text:style-name="T1">E</text:span>jemplo de un archivo HTML que incluye ejemplos de selección por ID, clase y etiqueta utilizando jQuery. </text:p>
      <text:p text:style-name="P3"><text:span text:style-name="Source_20_Text"><text:span text:style-name="T11">&lt;!</text:span></text:span><text:span text:style-name="Source_20_Text"><text:span text:style-name="T13">DOCTYPE</text:span></text:span><text:span text:style-name="Source_20_Text"><text:span text:style-name="T16"> </text:span></text:span><text:span text:style-name="Source_20_Text"><text:span text:style-name="T13">html</text:span></text:span><text:span text:style-name="Source_20_Text"><text:span text:style-name="T11">&gt;</text:span></text:span></text:p>
      <text:p text:style-name="P3"><text:span text:style-name="Source_20_Text"><text:span text:style-name="T11">&lt;</text:span></text:span><text:span text:style-name="Source_20_Text"><text:span text:style-name="T13">html</text:span></text:span><text:span text:style-name="Source_20_Text"><text:span text:style-name="T16"> </text:span></text:span><text:span text:style-name="Source_20_Text"><text:span text:style-name="T13">lang</text:span></text:span><text:span text:style-name="Source_20_Text"><text:span text:style-name="T11">=</text:span></text:span><text:span text:style-name="Source_20_Text"><text:span text:style-name="T18">"en"</text:span></text:span><text:span text:style-name="Source_20_Text"><text:span text:style-name="T11">&gt;</text:span></text:span></text:p>
      <text:p text:style-name="P3"><text:span text:style-name="Source_20_Text"><text:span text:style-name="T11">&lt;</text:span></text:span><text:span text:style-name="Source_20_Text"><text:span text:style-name="T13">head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meta</text:span></text:span><text:span text:style-name="Source_20_Text"><text:span text:style-name="T16"> </text:span></text:span><text:span text:style-name="Source_20_Text"><text:span text:style-name="T13">charset</text:span></text:span><text:span text:style-name="Source_20_Text"><text:span text:style-name="T11">=</text:span></text:span><text:span text:style-name="Source_20_Text"><text:span text:style-name="T18">"UTF-8"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meta</text:span></text:span><text:span text:style-name="Source_20_Text"><text:span text:style-name="T16"> </text:span></text:span><text:span text:style-name="Source_20_Text"><text:span text:style-name="T13">name</text:span></text:span><text:span text:style-name="Source_20_Text"><text:span text:style-name="T11">=</text:span></text:span><text:span text:style-name="Source_20_Text"><text:span text:style-name="T18">"viewport"</text:span></text:span><text:span text:style-name="Source_20_Text"><text:span text:style-name="T16"> </text:span></text:span><text:span text:style-name="Source_20_Text"><text:span text:style-name="T13">content</text:span></text:span><text:span text:style-name="Source_20_Text"><text:span text:style-name="T11">=</text:span></text:span><text:span text:style-name="Source_20_Text"><text:span text:style-name="T18">"width=device-width, initial-scale=1.0"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title</text:span></text:span><text:span text:style-name="Source_20_Text"><text:span text:style-name="T11">&gt;</text:span></text:span><text:span text:style-name="Source_20_Text"><text:span text:style-name="T13">Ejemplo</text:span></text:span><text:span text:style-name="Source_20_Text"><text:span text:style-name="T16"> </text:span></text:span><text:span text:style-name="Source_20_Text"><text:span text:style-name="T13">de</text:span></text:span><text:span text:style-name="Source_20_Text"><text:span text:style-name="T16"> </text:span></text:span><text:span text:style-name="Source_20_Text"><text:span text:style-name="T13">Selección</text:span></text:span><text:span text:style-name="Source_20_Text"><text:span text:style-name="T16"> </text:span></text:span><text:span text:style-name="Source_20_Text"><text:span text:style-name="T13">con</text:span></text:span><text:span text:style-name="Source_20_Text"><text:span text:style-name="T16"> </text:span></text:span><text:span text:style-name="Source_20_Text"><text:span text:style-name="T13">jQuery</text:span></text:span><text:span text:style-name="Source_20_Text"><text:span text:style-name="T11">&lt;</text:span></text:span><text:span text:style-name="Source_20_Text"><text:span text:style-name="T19">/title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cript</text:span></text:span><text:span text:style-name="Source_20_Text"><text:span text:style-name="T16"> </text:span></text:span><text:span text:style-name="Source_20_Text"><text:span text:style-name="T13">src</text:span></text:span><text:span text:style-name="Source_20_Text"><text:span text:style-name="T11">=</text:span></text:span><text:span text:style-name="Source_20_Text"><text:span text:style-name="T18">"https://code.jquery.com/jquery-3.6.4.min.js"</text:span></text:span><text:span text:style-name="Source_20_Text"><text:span text:style-name="T11">&gt;&lt;</text:span></text:span><text:span text:style-name="Source_20_Text"><text:span text:style-name="T19">/script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tyle</text:span></text:span><text:span text:style-name="Source_20_Text"><text:span text:style-name="T11">&gt;</text:span></text:span></text:p>
      <text:p text:style-name="P3"><text:span text:style-name="Source_20_Text"><text:span text:style-name="T16"><text:s text:c="4"/></text:span></text:span><text:span text:style-name="Source_20_Text"><text:span text:style-name="T19">#</text:span></text:span><text:span text:style-name="Source_20_Text"><text:span text:style-name="T13">miId</text:span></text:span><text:span text:style-name="Source_20_Text"><text:span text:style-name="T16"> {</text:span></text:span></text:p>
      <text:p text:style-name="P3"><text:span text:style-name="Source_20_Text"><text:span text:style-name="T16"><text:s text:c="6"/></text:span></text:span><text:span text:style-name="Source_20_Text"><text:span text:style-name="T13">color</text:span></text:span><text:span text:style-name="Source_20_Text"><text:span text:style-name="T11">:</text:span></text:span><text:span text:style-name="Source_20_Text"><text:span text:style-name="T16"> </text:span></text:span><text:span text:style-name="Source_20_Text"><text:span text:style-name="T13">blue</text:span></text:span><text:span text:style-name="Source_20_Text"><text:span text:style-name="T16">;</text:span></text:span></text:p>
      <text:p text:style-name="P3"><text:span text:style-name="Source_20_Text"><text:span text:style-name="T16"><text:s text:c="4"/>}</text:span></text:span></text:p>
      <text:p text:style-name="P3"><text:span text:style-name="Source_20_Text"><text:span text:style-name="T16"><text:s text:c="4"/>.</text:span></text:span><text:span text:style-name="Source_20_Text"><text:span text:style-name="T13">miClase</text:span></text:span><text:span text:style-name="Source_20_Text"><text:span text:style-name="T16"> {</text:span></text:span></text:p>
      <text:p text:style-name="P3"><text:span text:style-name="Source_20_Text"><text:span text:style-name="T16"><text:s text:c="6"/></text:span></text:span><text:span text:style-name="Source_20_Text"><text:span text:style-name="T13">font</text:span></text:span><text:span text:style-name="Source_20_Text"><text:span text:style-name="T11">-</text:span></text:span><text:span text:style-name="Source_20_Text"><text:span text:style-name="T13">weight</text:span></text:span><text:span text:style-name="Source_20_Text"><text:span text:style-name="T11">:</text:span></text:span><text:span text:style-name="Source_20_Text"><text:span text:style-name="T16"> </text:span></text:span><text:span text:style-name="Source_20_Text"><text:span text:style-name="T13">bold</text:span></text:span><text:span text:style-name="Source_20_Text"><text:span text:style-name="T16">;</text:span></text:span></text:p>
      <text:p text:style-name="P3"><text:span text:style-name="Source_20_Text"><text:span text:style-name="T16"><text:s text:c="4"/>}</text:span></text:span></text:p>
      <text:p text:style-name="P3"><text:span text:style-name="Source_20_Text"><text:span text:style-name="T16"><text:s text:c="4"/></text:span></text:span><text:span text:style-name="Source_20_Text"><text:span text:style-name="T13">p</text:span></text:span><text:span text:style-name="Source_20_Text"><text:span text:style-name="T16"> {</text:span></text:span></text:p>
      <text:p text:style-name="P3"><text:span text:style-name="Source_20_Text"><text:span text:style-name="T16"><text:s text:c="6"/></text:span></text:span><text:span text:style-name="Source_20_Text"><text:span text:style-name="T13">font</text:span></text:span><text:span text:style-name="Source_20_Text"><text:span text:style-name="T11">-</text:span></text:span><text:span text:style-name="Source_20_Text"><text:span text:style-name="T13">size</text:span></text:span><text:span text:style-name="Source_20_Text"><text:span text:style-name="T11">:</text:span></text:span><text:span text:style-name="Source_20_Text"><text:span text:style-name="T16"> </text:span></text:span><text:span text:style-name="Source_20_Text"><text:span text:style-name="T22">16</text:span></text:span><text:span text:style-name="Source_20_Text"><text:span text:style-name="T13">px</text:span></text:span><text:span text:style-name="Source_20_Text"><text:span text:style-name="T16">;</text:span></text:span></text:p>
      <text:p text:style-name="P3"><text:span text:style-name="Source_20_Text"><text:span text:style-name="T16"><text:s text:c="4"/>}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9">/style&gt;</text:span></text:span></text:p>
      <text:p text:style-name="P3"><text:span text:style-name="Source_20_Text"><text:span text:style-name="T11">&lt;</text:span></text:span><text:span text:style-name="Source_20_Text"><text:span text:style-name="T19">/head&gt;</text:span></text:span></text:p>
      <text:p text:style-name="P3"><text:span text:style-name="Source_20_Text"><text:span text:style-name="T11">&lt;</text:span></text:span><text:span text:style-name="Source_20_Text"><text:span text:style-name="T13">body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h1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miId"</text:span></text:span><text:span text:style-name="Source_20_Text"><text:span text:style-name="T11">&gt;</text:span></text:span><text:span text:style-name="Source_20_Text"><text:span text:style-name="T13">Esto</text:span></text:span><text:span text:style-name="Source_20_Text"><text:span text:style-name="T16"> </text:span></text:span><text:span text:style-name="Source_20_Text"><text:span text:style-name="T13">es</text:span></text:span><text:span text:style-name="Source_20_Text"><text:span text:style-name="T16"> </text:span></text:span><text:span text:style-name="Source_20_Text"><text:span text:style-name="T13">un</text:span></text:span><text:span text:style-name="Source_20_Text"><text:span text:style-name="T16"> </text:span></text:span><text:span text:style-name="Source_20_Text"><text:span text:style-name="T13">elemento</text:span></text:span><text:span text:style-name="Source_20_Text"><text:span text:style-name="T16"> </text:span></text:span><text:span text:style-name="Source_20_Text"><text:span text:style-name="T13">con</text:span></text:span><text:span text:style-name="Source_20_Text"><text:span text:style-name="T16"> </text:span></text:span><text:span text:style-name="Source_20_Text"><text:span text:style-name="T13">un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&lt;</text:span></text:span><text:span text:style-name="Source_20_Text"><text:span text:style-name="T19">/h1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p</text:span></text:span><text:span text:style-name="Source_20_Text"><text:span text:style-name="T16"> </text:span></text:span><text:span text:style-name="Source_20_Text"><text:span text:style-name="T24">class</text:span></text:span><text:span text:style-name="Source_20_Text"><text:span text:style-name="T11">=</text:span></text:span><text:span text:style-name="Source_20_Text"><text:span text:style-name="T18">"miClase"</text:span></text:span><text:span text:style-name="Source_20_Text"><text:span text:style-name="T11">&gt;</text:span></text:span><text:span text:style-name="Source_20_Text"><text:span text:style-name="T13">Este</text:span></text:span><text:span text:style-name="Source_20_Text"><text:span text:style-name="T16"> </text:span></text:span><text:span text:style-name="Source_20_Text"><text:span text:style-name="T13">es</text:span></text:span><text:span text:style-name="Source_20_Text"><text:span text:style-name="T16"> </text:span></text:span><text:span text:style-name="Source_20_Text"><text:span text:style-name="T13">un</text:span></text:span><text:span text:style-name="Source_20_Text"><text:span text:style-name="T16"> </text:span></text:span><text:span text:style-name="Source_20_Text"><text:span text:style-name="T13">párrafo</text:span></text:span><text:span text:style-name="Source_20_Text"><text:span text:style-name="T16"> </text:span></text:span><text:span text:style-name="Source_20_Text"><text:span text:style-name="T13">con</text:span></text:span><text:span text:style-name="Source_20_Text"><text:span text:style-name="T16"> </text:span></text:span><text:span text:style-name="Source_20_Text"><text:span text:style-name="T13">una</text:span></text:span><text:span text:style-name="Source_20_Text"><text:span text:style-name="T16"> </text:span></text:span><text:span text:style-name="Source_20_Text"><text:span text:style-name="T13">clase</text:span></text:span><text:span text:style-name="Source_20_Text"><text:span text:style-name="T11">&lt;</text:span></text:span><text:span text:style-name="Source_20_Text"><text:span text:style-name="T19">/p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p</text:span></text:span><text:span text:style-name="Source_20_Text"><text:span text:style-name="T11">&gt;</text:span></text:span><text:span text:style-name="Source_20_Text"><text:span text:style-name="T13">Este</text:span></text:span><text:span text:style-name="Source_20_Text"><text:span text:style-name="T16"> </text:span></text:span><text:span text:style-name="Source_20_Text"><text:span text:style-name="T13">es</text:span></text:span><text:span text:style-name="Source_20_Text"><text:span text:style-name="T16"> </text:span></text:span><text:span text:style-name="Source_20_Text"><text:span text:style-name="T13">un</text:span></text:span><text:span text:style-name="Source_20_Text"><text:span text:style-name="T16"> </text:span></text:span><text:span text:style-name="Source_20_Text"><text:span text:style-name="T13">párrafo</text:span></text:span><text:span text:style-name="Source_20_Text"><text:span text:style-name="T16"> </text:span></text:span><text:span text:style-name="Source_20_Text"><text:span text:style-name="T13">sin</text:span></text:span><text:span text:style-name="Source_20_Text"><text:span text:style-name="T16"> </text:span></text:span><text:span text:style-name="Source_20_Text"><text:span text:style-name="T13">clase</text:span></text:span><text:span text:style-name="Source_20_Text"><text:span text:style-name="T11">&lt;</text:span></text:span><text:span text:style-name="Source_20_Text"><text:span text:style-name="T19">/p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button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btnCambiar"</text:span></text:span><text:span text:style-name="Source_20_Text"><text:span text:style-name="T11">&gt;</text:span></text:span><text:span text:style-name="Source_20_Text"><text:span text:style-name="T13">Cambiar</text:span></text:span><text:span text:style-name="Source_20_Text"><text:span text:style-name="T16"> </text:span></text:span><text:span text:style-name="Source_20_Text"><text:span text:style-name="T13">estilos</text:span></text:span><text:span text:style-name="Source_20_Text"><text:span text:style-name="T11">&lt;</text:span></text:span><text:span text:style-name="Source_20_Text"><text:span text:style-name="T19">/button&gt;</text:span></text:span></text:p>
      <text:p text:style-name="P5"/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cript</text:span></text:span><text:span text:style-name="Source_20_Text"><text:span text:style-name="T11">&gt;</text:span></text:span></text:p>
      <text:p text:style-name="P3"><text:span text:style-name="Source_20_Text"><text:span text:style-name="T16"><text:s text:c="4"/></text:span></text:span><text:span text:style-name="Source_20_Text"><text:span text:style-name="T13">$</text:span></text:span><text:span text:style-name="Source_20_Text"><text:span text:style-name="T16">(document).</text:span></text:span><text:span text:style-name="Source_20_Text"><text:span text:style-name="T13">ready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6"/></text:span></text:span><text:span text:style-name="Source_20_Text"><text:span text:style-name="T26">// Selección por ID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miId"</text:span></text:span><text:span text:style-name="Source_20_Text"><text:span text:style-name="T16">).</text:span></text:span><text:span text:style-name="Source_20_Text"><text:span text:style-name="T13">css</text:span></text:span><text:span text:style-name="Source_20_Text"><text:span text:style-name="T16">(</text:span></text:span><text:span text:style-name="Source_20_Text"><text:span text:style-name="T18">"color"</text:span></text:span><text:span text:style-name="Source_20_Text"><text:span text:style-name="T16">, </text:span></text:span><text:span text:style-name="Source_20_Text"><text:span text:style-name="T18">"red"</text:span></text:span><text:span text:style-name="Source_20_Text"><text:span text:style-name="T16">); </text:span></text:span><text:span text:style-name="Source_20_Text"><text:span text:style-name="T26">// Cambia el color del texto con ID "miId" a rojo</text:span></text:span></text:p>
      <text:p text:style-name="P5"/>
      <text:p text:style-name="P3"><text:span text:style-name="Source_20_Text"><text:span text:style-name="T16"><text:s text:c="6"/></text:span></text:span><text:span text:style-name="Source_20_Text"><text:span text:style-name="T26">// Selección por clase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.miClase"</text:span></text:span><text:span text:style-name="Source_20_Text"><text:span text:style-name="T16">).</text:span></text:span><text:span text:style-name="Source_20_Text"><text:span text:style-name="T13">css</text:span></text:span><text:span text:style-name="Source_20_Text"><text:span text:style-name="T16">(</text:span></text:span><text:span text:style-name="Source_20_Text"><text:span text:style-name="T18">"background-color"</text:span></text:span><text:span text:style-name="Source_20_Text"><text:span text:style-name="T16">, </text:span></text:span><text:span text:style-name="Source_20_Text"><text:span text:style-name="T18">"yellow"</text:span></text:span><text:span text:style-name="Source_20_Text"><text:span text:style-name="T16">); </text:span></text:span><text:span text:style-name="Source_20_Text"><text:span text:style-name="T26">// Cambia el fondo de los elementos con clase "miClase"</text:span></text:span></text:p>
      <text:p text:style-name="P5"/>
      <text:p text:style-name="P3"><text:span text:style-name="Source_20_Text"><text:span text:style-name="T16"><text:s text:c="6"/></text:span></text:span><text:span text:style-name="Source_20_Text"><text:span text:style-name="T26">// Selección por etiqueta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p"</text:span></text:span><text:span text:style-name="Source_20_Text"><text:span text:style-name="T16">).</text:span></text:span><text:span text:style-name="Source_20_Text"><text:span text:style-name="T13">css</text:span></text:span><text:span text:style-name="Source_20_Text"><text:span text:style-name="T16">(</text:span></text:span><text:span text:style-name="Source_20_Text"><text:span text:style-name="T18">"font-size"</text:span></text:span><text:span text:style-name="Source_20_Text"><text:span text:style-name="T16">, </text:span></text:span><text:span text:style-name="Source_20_Text"><text:span text:style-name="T18">"20px"</text:span></text:span><text:span text:style-name="Source_20_Text"><text:span text:style-name="T16">); </text:span></text:span><text:span text:style-name="Source_20_Text"><text:span text:style-name="T26">// Cambia el tamaño de fuente de todos los párrafos</text:span></text:span></text:p>
      <text:p text:style-name="P5"/>
      <text:p text:style-name="P3"><text:span text:style-name="Source_20_Text"><text:span text:style-name="T16"><text:s text:c="6"/></text:span></text:span><text:span text:style-name="Source_20_Text"><text:span text:style-name="T26">// Evento para ilustrar los cambios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btnCambiar"</text:span></text:span><text:span text:style-name="Source_20_Text"><text:span text:style-name="T16">).</text:span></text:span><text:span text:style-name="Source_20_Text"><text:span text:style-name="T13">click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miId"</text:span></text:span><text:span text:style-name="Source_20_Text"><text:span text:style-name="T16">).</text:span></text:span><text:span text:style-name="Source_20_Text"><text:span text:style-name="T13">text</text:span></text:span><text:span text:style-name="Source_20_Text"><text:span text:style-name="T16">(</text:span></text:span><text:span text:style-name="Source_20_Text"><text:span text:style-name="T18">"El ID fue seleccionado"</text:span></text:span><text:span text:style-name="Source_20_Text"><text:span text:style-name="T16">);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.miClase"</text:span></text:span><text:span text:style-name="Source_20_Text"><text:span text:style-name="T16">).</text:span></text:span><text:span text:style-name="Source_20_Text"><text:span text:style-name="T13">text</text:span></text:span><text:span text:style-name="Source_20_Text"><text:span text:style-name="T16">(</text:span></text:span><text:span text:style-name="Source_20_Text"><text:span text:style-name="T18">"La clase fue seleccionada"</text:span></text:span><text:span text:style-name="Source_20_Text"><text:span text:style-name="T16">);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p"</text:span></text:span><text:span text:style-name="Source_20_Text"><text:span text:style-name="T16">).</text:span></text:span><text:span text:style-name="Source_20_Text"><text:span text:style-name="T13">css</text:span></text:span><text:span text:style-name="Source_20_Text"><text:span text:style-name="T16">(</text:span></text:span><text:span text:style-name="Source_20_Text"><text:span text:style-name="T18">"font-style"</text:span></text:span><text:span text:style-name="Source_20_Text"><text:span text:style-name="T16">, </text:span></text:span><text:span text:style-name="Source_20_Text"><text:span text:style-name="T18">"italic"</text:span></text:span><text:span text:style-name="Source_20_Text"><text:span text:style-name="T16">);</text:span></text:span></text:p>
      <text:p text:style-name="P3"><text:span text:style-name="Source_20_Text"><text:span text:style-name="T16"><text:s text:c="6"/>});</text:span></text:span></text:p>
      <text:p text:style-name="P3"><text:soft-page-break/><text:span text:style-name="Source_20_Text"><text:span text:style-name="T16"><text:s text:c="4"/>})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9">/script&gt;</text:span></text:span></text:p>
      <text:p text:style-name="P3"><text:span text:style-name="Source_20_Text"><text:span text:style-name="T11">&lt;</text:span></text:span><text:span text:style-name="Source_20_Text"><text:span text:style-name="T19">/body&gt;</text:span></text:span></text:p>
      <text:p text:style-name="P4"><text:span text:style-name="Source_20_Text"><text:span text:style-name="T11">&lt;</text:span></text:span><text:span text:style-name="Source_20_Text"><text:span text:style-name="T19">/html&gt;</text:span></text:span></text:p>
      <text:h text:style-name="P2" text:outline-level="3"/>
      <text:h text:style-name="P2" text:outline-level="3">Explicación</text:h>
      <text:list xml:id="list3111002377" text:style-name="L1">
        <text:list-item>
          <text:p text:style-name="P10"><text:span text:style-name="Strong_20_Emphasis"><text:span text:style-name="T3">Selección por ID</text:span></text:span><text:span text:style-name="T3">:</text:span></text:p>
          <text:list>
            <text:list-item>
              <text:p text:style-name="P11"><text:span text:style-name="T3">En jQuery, para seleccionar un elemento por su ID se usa </text:span><text:span text:style-name="Source_20_Text"><text:span text:style-name="T3">$("#idDelElemento")</text:span></text:span><text:span text:style-name="T3">. </text:span></text:p>
            </text:list-item>
            <text:list-item>
              <text:p text:style-name="P11"><text:span text:style-name="T3">En el código, seleccionamos el elemento con </text:span><text:span text:style-name="Source_20_Text"><text:span text:style-name="T3">id="miId"</text:span></text:span><text:span text:style-name="T3"> y cambiamos su color de texto a rojo usando </text:span><text:span text:style-name="Source_20_Text"><text:span text:style-name="T3">.css("color", "red")</text:span></text:span><text:span text:style-name="T3">. </text:span></text:p>
            </text:list-item>
          </text:list>
        </text:list-item>
        <text:list-item>
          <text:p text:style-name="P10"><text:span text:style-name="Strong_20_Emphasis"><text:span text:style-name="T3">Selección por clase</text:span></text:span><text:span text:style-name="T3">:</text:span></text:p>
          <text:list>
            <text:list-item>
              <text:p text:style-name="P11"><text:span text:style-name="T3">Para seleccionar elementos por su clase, se usa </text:span><text:span text:style-name="Source_20_Text"><text:span text:style-name="T3">$(".nombreDeClase")</text:span></text:span><text:span text:style-name="T3">. </text:span></text:p>
            </text:list-item>
            <text:list-item>
              <text:p text:style-name="P11"><text:span text:style-name="T3">En este ejemplo, los elementos con la clase </text:span><text:span text:style-name="Source_20_Text"><text:span text:style-name="T3">miClase</text:span></text:span><text:span text:style-name="T3"> reciben un fondo amarillo con </text:span><text:span text:style-name="Source_20_Text"><text:span text:style-name="T3">.css("background-color", "yellow")</text:span></text:span><text:span text:style-name="T3">. </text:span></text:p>
            </text:list-item>
          </text:list>
        </text:list-item>
        <text:list-item>
          <text:p text:style-name="P10"><text:span text:style-name="Strong_20_Emphasis"><text:span text:style-name="T3">Selección por etiqueta</text:span></text:span><text:span text:style-name="T3">:</text:span></text:p>
          <text:list>
            <text:list-item>
              <text:p text:style-name="P11"><text:span text:style-name="T3">Para seleccionar elementos por su etiqueta, se usa </text:span><text:span text:style-name="Source_20_Text"><text:span text:style-name="T3">$("nombreDeEtiqueta")</text:span></text:span><text:span text:style-name="T3">. </text:span></text:p>
            </text:list-item>
            <text:list-item>
              <text:p text:style-name="P11"><text:span text:style-name="T3">En este caso, todos los párrafos </text:span><text:span text:style-name="Source_20_Text"><text:span text:style-name="T3">&lt;p&gt;</text:span></text:span><text:span text:style-name="T3"> tienen un tamaño de fuente de 20 píxeles con </text:span><text:span text:style-name="Source_20_Text"><text:span text:style-name="T3">.css("font-size", "20px")</text:span></text:span><text:span text:style-name="T3">. </text:span></text:p>
            </text:list-item>
          </text:list>
        </text:list-item>
        <text:list-item>
          <text:p text:style-name="P10"><text:span text:style-name="Strong_20_Emphasis"><text:span text:style-name="T3">Interactividad</text:span></text:span><text:span text:style-name="T3">:</text:span></text:p>
          <text:list>
            <text:list-item>
              <text:p text:style-name="P11"><text:span text:style-name="T3">El botón con ID </text:span><text:span text:style-name="Source_20_Text"><text:span text:style-name="T3">btnCambiar</text:span></text:span><text:span text:style-name="T3"> tiene un evento </text:span><text:span text:style-name="Source_20_Text"><text:span text:style-name="T3">click</text:span></text:span><text:span text:style-name="T3"> asignado. Cuando se hace clic: </text:span></text:p>
              <text:list>
                <text:list-item>
                  <text:p text:style-name="P11"><text:span text:style-name="T3">El texto del elemento con ID </text:span><text:span text:style-name="Source_20_Text"><text:span text:style-name="T3">miId</text:span></text:span><text:span text:style-name="T3"> cambia. </text:span></text:p>
                </text:list-item>
                <text:list-item>
                  <text:p text:style-name="P11"><text:span text:style-name="T3">El texto de los elementos con clase </text:span><text:span text:style-name="Source_20_Text"><text:span text:style-name="T3">miClase</text:span></text:span><text:span text:style-name="T3"> también se actualiza. </text:span></text:p>
                </text:list-item>
                <text:list-item>
                  <text:p text:style-name="P10"><text:span text:style-name="T3">Todos los párrafos se vuelven cursivos con </text:span><text:span text:style-name="Source_20_Text"><text:span text:style-name="T3">.css("font-style", "italic")</text:span></text:span><text:span text:style-name="T3">. </text:span></text:p>
                </text:list-item>
              </text:list>
            </text:list-item>
          </text:list>
        </text:list-item>
      </text:list>
      <text:p text:style-name="P12">Este ejemplo muestra cómo usar jQuery para seleccionar y manipular elementos HTML de manera eficiente según ID, clase o etiqueta.</text:p>
      <text:p text:style-name="P9"/>
      <text:p text:style-name="P12"/>
      <text:list xml:id="list1168889058" text:style-name="L5">
        <text:list-item>
          <text:p text:style-name="P23"><text:span text:style-name="T28">S</text:span>elecciones de múltiples elementos y selecciones por atributos</text:p>
        </text:list-item>
      </text:list>
      <text:p text:style-name="P12">Aquí tienes un ejemplo de un archivo HTML que muestra cómo realizar selecciones de múltiples elementos y selecciones por atributos utilizando jQuery.</text:p>
      <text:h text:style-name="P1" text:outline-level="3"><text:span text:style-name="T11">&lt;!</text:span><text:span text:style-name="T13">DOCTYPE</text:span><text:span text:style-name="T16"> </text:span><text:span text:style-name="T13">html</text:span><text:span text:style-name="T11">&gt;</text:span></text:h>
      <text:p text:style-name="P31"><text:span text:style-name="T10">&lt;</text:span><text:span text:style-name="T12">html</text:span><text:span text:style-name="T14"> </text:span><text:span text:style-name="T12">lang</text:span><text:span text:style-name="T10">=</text:span><text:span text:style-name="T17">"en"</text:span><text:span text:style-name="T10">&gt;</text:span></text:p>
      <text:p text:style-name="P31"><text:span text:style-name="T10">&lt;</text:span><text:span text:style-name="T12">head</text:span><text:span text:style-name="T10">&gt;</text:span></text:p>
      <text:p text:style-name="P31"><text:span text:style-name="T14"><text:s text:c="2"/></text:span><text:span text:style-name="T10">&lt;</text:span><text:span text:style-name="T12">meta</text:span><text:span text:style-name="T14"> </text:span><text:span text:style-name="T12">charset</text:span><text:span text:style-name="T10">=</text:span><text:span text:style-name="T17">"UTF-8"</text:span><text:span text:style-name="T10">&gt;</text:span></text:p>
      <text:p text:style-name="P31"><text:soft-page-break/><text:span text:style-name="T14"><text:s text:c="2"/></text:span><text:span text:style-name="T10">&lt;</text:span><text:span text:style-name="T12">meta</text:span><text:span text:style-name="T14"> </text:span><text:span text:style-name="T12">name</text:span><text:span text:style-name="T10">=</text:span><text:span text:style-name="T17">"viewport"</text:span><text:span text:style-name="T14"> </text:span><text:span text:style-name="T12">content</text:span><text:span text:style-name="T10">=</text:span><text:span text:style-name="T17">"width=device-width, initial-scale=1.0"</text:span><text:span text:style-name="T10">&gt;</text:span></text:p>
      <text:p text:style-name="P31"><text:span text:style-name="T14"><text:s text:c="2"/></text:span><text:span text:style-name="T10">&lt;</text:span><text:span text:style-name="T12">title</text:span><text:span text:style-name="T10">&gt;</text:span><text:span text:style-name="T12">Selección</text:span><text:span text:style-name="T14"> </text:span><text:span text:style-name="T12">múltiple</text:span><text:span text:style-name="T14"> </text:span><text:span text:style-name="T12">y</text:span><text:span text:style-name="T14"> </text:span><text:span text:style-name="T12">por</text:span><text:span text:style-name="T14"> </text:span><text:span text:style-name="T12">atributos</text:span><text:span text:style-name="T14"> </text:span><text:span text:style-name="T12">con</text:span><text:span text:style-name="T14"> </text:span><text:span text:style-name="T12">jQuery</text:span><text:span text:style-name="T10">&lt;</text:span><text:span text:style-name="T20">/title&gt;</text:span></text:p>
      <text:p text:style-name="P31"><text:span text:style-name="T14"><text:s text:c="2"/></text:span><text:span text:style-name="T10">&lt;</text:span><text:span text:style-name="T12">script</text:span><text:span text:style-name="T14"> </text:span><text:span text:style-name="T12">src</text:span><text:span text:style-name="T10">=</text:span><text:span text:style-name="T17">"https://code.jquery.com/jquery-3.6.4.min.js"</text:span><text:span text:style-name="T10">&gt;&lt;</text:span><text:span text:style-name="T20">/script&gt;</text:span></text:p>
      <text:p text:style-name="P31"><text:span text:style-name="T14"><text:s text:c="2"/></text:span><text:span text:style-name="T10">&lt;</text:span><text:span text:style-name="T12">style</text:span><text:span text:style-name="T10">&gt;</text:span></text:p>
      <text:p text:style-name="P31"><text:span text:style-name="T14"><text:s text:c="4"/>.</text:span><text:span text:style-name="T12">resaltado</text:span><text:span text:style-name="T14"> {</text:span></text:p>
      <text:p text:style-name="P31"><text:span text:style-name="T14"><text:s text:c="6"/></text:span><text:span text:style-name="T12">color</text:span><text:span text:style-name="T10">:</text:span><text:span text:style-name="T14"> </text:span><text:span text:style-name="T12">white</text:span><text:span text:style-name="T14">;</text:span></text:p>
      <text:p text:style-name="P31"><text:span text:style-name="T14"><text:s text:c="6"/></text:span><text:span text:style-name="T12">background</text:span><text:span text:style-name="T10">-</text:span><text:span text:style-name="T12">color</text:span><text:span text:style-name="T10">:</text:span><text:span text:style-name="T14"> </text:span><text:span text:style-name="T12">green</text:span><text:span text:style-name="T14">;</text:span></text:p>
      <text:p text:style-name="P31"><text:span text:style-name="T14"><text:s text:c="6"/></text:span><text:span text:style-name="T12">padding</text:span><text:span text:style-name="T10">:</text:span><text:span text:style-name="T14"> </text:span><text:span text:style-name="T21">5</text:span><text:span text:style-name="T12">px</text:span><text:span text:style-name="T14">;</text:span></text:p>
      <text:p text:style-name="P31"><text:span text:style-name="T14"><text:s text:c="4"/>}</text:span></text:p>
      <text:p text:style-name="P31"><text:span text:style-name="T14"><text:s text:c="4"/>.</text:span><text:span text:style-name="T12">atributo</text:span><text:span text:style-name="T14"> {</text:span></text:p>
      <text:p text:style-name="P31"><text:span text:style-name="T14"><text:s text:c="6"/></text:span><text:span text:style-name="T12">font</text:span><text:span text:style-name="T10">-</text:span><text:span text:style-name="T12">weight</text:span><text:span text:style-name="T10">:</text:span><text:span text:style-name="T14"> </text:span><text:span text:style-name="T12">bold</text:span><text:span text:style-name="T14">;</text:span></text:p>
      <text:p text:style-name="P31"><text:span text:style-name="T14"><text:s text:c="4"/>}</text:span></text:p>
      <text:p text:style-name="P31"><text:span text:style-name="T14"><text:s text:c="2"/></text:span><text:span text:style-name="T10">&lt;</text:span><text:span text:style-name="T20">/style&gt;</text:span></text:p>
      <text:p text:style-name="P31"><text:span text:style-name="T10">&lt;</text:span><text:span text:style-name="T20">/head&gt;</text:span></text:p>
      <text:p text:style-name="P31"><text:span text:style-name="T10">&lt;</text:span><text:span text:style-name="T12">body</text:span><text:span text:style-name="T10">&gt;</text:span></text:p>
      <text:p text:style-name="P31"><text:span text:style-name="T14"><text:s text:c="2"/></text:span><text:span text:style-name="T10">&lt;</text:span><text:span text:style-name="T12">h1</text:span><text:span text:style-name="T14"> </text:span><text:span text:style-name="T12">id</text:span><text:span text:style-name="T10">=</text:span><text:span text:style-name="T17">"titulo"</text:span><text:span text:style-name="T10">&gt;</text:span><text:span text:style-name="T12">Ejemplo</text:span><text:span text:style-name="T14"> </text:span><text:span text:style-name="T12">de</text:span><text:span text:style-name="T14"> </text:span><text:span text:style-name="T12">jQuery</text:span><text:span text:style-name="T10">&lt;</text:span><text:span text:style-name="T20">/h1&gt;</text:span></text:p>
      <text:p text:style-name="P31"><text:span text:style-name="T14"><text:s text:c="2"/></text:span><text:span text:style-name="T10">&lt;</text:span><text:span text:style-name="T12">p</text:span><text:span text:style-name="T14"> </text:span><text:span text:style-name="T23">class</text:span><text:span text:style-name="T10">=</text:span><text:span text:style-name="T17">"resaltado"</text:span><text:span text:style-name="T10">&gt;</text:span><text:span text:style-name="T12">Este</text:span><text:span text:style-name="T14"> </text:span><text:span text:style-name="T12">es</text:span><text:span text:style-name="T14"> </text:span><text:span text:style-name="T12">un</text:span><text:span text:style-name="T14"> </text:span><text:span text:style-name="T12">párrafo</text:span><text:span text:style-name="T14"> </text:span><text:span text:style-name="T12">con</text:span><text:span text:style-name="T14"> </text:span><text:span text:style-name="T12">la</text:span><text:span text:style-name="T14"> </text:span><text:span text:style-name="T12">clase</text:span><text:span text:style-name="T14"> </text:span><text:span text:style-name="T17">"resaltado"</text:span><text:span text:style-name="T14">.</text:span><text:span text:style-name="T10">&lt;</text:span><text:span text:style-name="T20">/p&gt;</text:span></text:p>
      <text:p text:style-name="P31"><text:span text:style-name="T14"><text:s text:c="2"/></text:span><text:span text:style-name="T10">&lt;</text:span><text:span text:style-name="T12">p</text:span><text:span text:style-name="T10">&gt;</text:span><text:span text:style-name="T12">Este</text:span><text:span text:style-name="T14"> </text:span><text:span text:style-name="T12">es</text:span><text:span text:style-name="T14"> </text:span><text:span text:style-name="T12">un</text:span><text:span text:style-name="T14"> </text:span><text:span text:style-name="T12">párrafo</text:span><text:span text:style-name="T14"> </text:span><text:span text:style-name="T12">normal</text:span><text:span text:style-name="T14">.</text:span><text:span text:style-name="T10">&lt;</text:span><text:span text:style-name="T20">/p&gt;</text:span></text:p>
      <text:p text:style-name="P31"><text:span text:style-name="T14"><text:s text:c="2"/></text:span><text:span text:style-name="T10">&lt;</text:span><text:span text:style-name="T12">div</text:span><text:span text:style-name="T14"> </text:span><text:span text:style-name="T23">class</text:span><text:span text:style-name="T10">=</text:span><text:span text:style-name="T17">"resaltado atributo"</text:span><text:span text:style-name="T14"> </text:span><text:span text:style-name="T12">data</text:span><text:span text:style-name="T10">-</text:span><text:span text:style-name="T12">tipo</text:span><text:span text:style-name="T10">=</text:span><text:span text:style-name="T17">"info"</text:span><text:span text:style-name="T10">&gt;</text:span><text:span text:style-name="T12">Div</text:span><text:span text:style-name="T14"> </text:span><text:span text:style-name="T12">con</text:span><text:span text:style-name="T14"> </text:span><text:span text:style-name="T12">clase</text:span><text:span text:style-name="T14"> </text:span><text:span text:style-name="T17">"resaltado"</text:span><text:span text:style-name="T14"> </text:span><text:span text:style-name="T12">y</text:span><text:span text:style-name="T14"> </text:span><text:span text:style-name="T12">atributo</text:span><text:span text:style-name="T14"> </text:span><text:span text:style-name="T12">personalizado</text:span><text:span text:style-name="T14">.</text:span><text:span text:style-name="T10">&lt;</text:span><text:span text:style-name="T20">/div&gt;</text:span></text:p>
      <text:p text:style-name="P31"><text:span text:style-name="T14"><text:s text:c="2"/></text:span><text:span text:style-name="T10">&lt;</text:span><text:span text:style-name="T12">button</text:span><text:span text:style-name="T14"> </text:span><text:span text:style-name="T12">type</text:span><text:span text:style-name="T10">=</text:span><text:span text:style-name="T17">"button"</text:span><text:span text:style-name="T14"> </text:span><text:span text:style-name="T12">id</text:span><text:span text:style-name="T10">=</text:span><text:span text:style-name="T17">"botonEjemplo"</text:span><text:span text:style-name="T10">&gt;</text:span><text:span text:style-name="T12">Haz</text:span><text:span text:style-name="T14"> </text:span><text:span text:style-name="T12">clic</text:span><text:span text:style-name="T14"> </text:span><text:span text:style-name="T12">aquí</text:span><text:span text:style-name="T10">&lt;</text:span><text:span text:style-name="T20">/button&gt;</text:span></text:p>
      <text:p text:style-name="P31"><text:span text:style-name="T14"><text:s text:c="2"/></text:span><text:span text:style-name="T10">&lt;</text:span><text:span text:style-name="T12">a</text:span><text:span text:style-name="T14"> </text:span><text:span text:style-name="T12">href</text:span><text:span text:style-name="T10">=</text:span><text:span text:style-name="T17">"https://example.com"</text:span><text:span text:style-name="T14"> </text:span><text:span text:style-name="T12">target</text:span><text:span text:style-name="T10">=</text:span><text:span text:style-name="T17">"_blank"</text:span><text:span text:style-name="T10">&gt;</text:span><text:span text:style-name="T12">Este</text:span><text:span text:style-name="T14"> </text:span><text:span text:style-name="T12">es</text:span><text:span text:style-name="T14"> </text:span><text:span text:style-name="T12">un</text:span><text:span text:style-name="T14"> </text:span><text:span text:style-name="T12">enlace</text:span><text:span text:style-name="T10">&lt;</text:span><text:span text:style-name="T20">/a&gt;</text:span></text:p>
      <text:p text:style-name="P32"/>
      <text:p text:style-name="P31"><text:span text:style-name="T14"><text:s text:c="2"/></text:span><text:span text:style-name="T10">&lt;</text:span><text:span text:style-name="T12">script</text:span><text:span text:style-name="T10">&gt;</text:span></text:p>
      <text:p text:style-name="P31"><text:span text:style-name="T14"><text:s text:c="4"/></text:span><text:span text:style-name="T12">$</text:span><text:span text:style-name="T14">(document).</text:span><text:span text:style-name="T12">ready</text:span><text:span text:style-name="T14">(</text:span><text:span text:style-name="T23">function</text:span><text:span text:style-name="T14"> () {</text:span></text:p>
      <text:p text:style-name="P31"><text:span text:style-name="T14"><text:s text:c="6"/></text:span><text:span text:style-name="T25">// Agregar evento al botón</text:span></text:p>
      <text:p text:style-name="P31"><text:span text:style-name="T14"><text:s text:c="6"/></text:span><text:span text:style-name="T12">$</text:span><text:span text:style-name="T14">(</text:span><text:span text:style-name="T17">"#botonEjemplo"</text:span><text:span text:style-name="T14">).</text:span><text:span text:style-name="T12">click</text:span><text:span text:style-name="T14">(</text:span><text:span text:style-name="T23">function</text:span><text:span text:style-name="T14"> () {</text:span></text:p>
      <text:p text:style-name="P31"><text:span text:style-name="T14"><text:s text:c="8"/></text:span><text:span text:style-name="T25">// Selección múltiple: Seleccionar varios elementos a la vez</text:span></text:p>
      <text:p text:style-name="P31"><text:span text:style-name="T14"><text:s text:c="8"/></text:span><text:span text:style-name="T12">$</text:span><text:span text:style-name="T14">(</text:span><text:span text:style-name="T17">"p, #titulo, .atributo"</text:span><text:span text:style-name="T14">).</text:span><text:span text:style-name="T12">css</text:span><text:span text:style-name="T14">(</text:span><text:span text:style-name="T17">"border"</text:span><text:span text:style-name="T14">, </text:span><text:span text:style-name="T17">"2px dashed blue"</text:span><text:span text:style-name="T14">);</text:span></text:p>
      <text:p text:style-name="P32"/>
      <text:p text:style-name="P31"><text:span text:style-name="T14"><text:s text:c="8"/></text:span><text:span text:style-name="T25">// Selección por atributo: elementos con un atributo específico</text:span></text:p>
      <text:p text:style-name="P31"><text:soft-page-break/><text:span text:style-name="T14"><text:s text:c="8"/></text:span><text:span text:style-name="T12">$</text:span><text:span text:style-name="T14">(</text:span><text:span text:style-name="T17">"[data-tipo]"</text:span><text:span text:style-name="T14">).</text:span><text:span text:style-name="T12">css</text:span><text:span text:style-name="T14">(</text:span><text:span text:style-name="T17">"background-color"</text:span><text:span text:style-name="T14">, </text:span><text:span text:style-name="T17">"yellow"</text:span><text:span text:style-name="T14">);</text:span></text:p>
      <text:p text:style-name="P32"/>
      <text:p text:style-name="P31"><text:span text:style-name="T14"><text:s text:c="8"/></text:span><text:span text:style-name="T25">// Selección por atributo y valor: elementos con un atributo específico con un valor determinado</text:span></text:p>
      <text:p text:style-name="P31"><text:span text:style-name="T14"><text:s text:c="8"/></text:span><text:span text:style-name="T12">$</text:span><text:span text:style-name="T14">(</text:span><text:span text:style-name="T17">"[type='button']"</text:span><text:span text:style-name="T14">).</text:span><text:span text:style-name="T12">css</text:span><text:span text:style-name="T14">(</text:span><text:span text:style-name="T17">"font-size"</text:span><text:span text:style-name="T14">, </text:span><text:span text:style-name="T17">"18px"</text:span><text:span text:style-name="T14">);</text:span></text:p>
      <text:p text:style-name="P32"/>
      <text:p text:style-name="P31"><text:span text:style-name="T14"><text:s text:c="8"/></text:span><text:span text:style-name="T25">// Selección por atributo que contiene una cadena parcial (target="_blank")</text:span></text:p>
      <text:p text:style-name="P31"><text:span text:style-name="T14"><text:s text:c="8"/></text:span><text:span text:style-name="T12">$</text:span><text:span text:style-name="T14">(</text:span><text:span text:style-name="T17">"[target*='_blank']"</text:span><text:span text:style-name="T14">).</text:span><text:span text:style-name="T12">css</text:span><text:span text:style-name="T14">(</text:span><text:span text:style-name="T17">"text-decoration"</text:span><text:span text:style-name="T14">, </text:span><text:span text:style-name="T17">"underline"</text:span><text:span text:style-name="T14">);</text:span></text:p>
      <text:p text:style-name="P31"><text:span text:style-name="T14"><text:s text:c="6"/>});</text:span></text:p>
      <text:p text:style-name="P31"><text:span text:style-name="T14"><text:s text:c="4"/>});</text:span></text:p>
      <text:p text:style-name="P31"><text:span text:style-name="T14"><text:s text:c="2"/></text:span><text:span text:style-name="T10">&lt;</text:span><text:span text:style-name="T20">/script&gt;</text:span></text:p>
      <text:p text:style-name="P31"><text:span text:style-name="T10">&lt;</text:span><text:span text:style-name="T20">/body&gt;</text:span></text:p>
      <text:p text:style-name="P31"><text:span text:style-name="T10">&lt;</text:span><text:span text:style-name="T20">/html&gt;</text:span></text:p>
      <text:h text:style-name="P2" text:outline-level="3">Explicación del código</text:h>
      <text:list xml:id="list275576238" text:style-name="L3">
        <text:list-item>
          <text:p text:style-name="P27"><text:span text:style-name="Strong_20_Emphasis"><text:span text:style-name="T3">Selección múltiple</text:span></text:span><text:span text:style-name="T3">:</text:span></text:p>
          <text:list>
            <text:list-item>
              <text:p text:style-name="P13">En jQuery, puedes seleccionar múltiples elementos usando una lista separada por comas dentro del selector. </text:p>
            </text:list-item>
            <text:list-item>
              <text:p text:style-name="P14">En este ejemplo: </text:p>
              <text:p text:style-name="P6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p, #titulo, .atributo"</text:span></text:span><text:span text:style-name="Source_20_Text"><text:span text:style-name="T16">).</text:span></text:span><text:span text:style-name="Source_20_Text"><text:span text:style-name="T13">css</text:span></text:span><text:span text:style-name="Source_20_Text"><text:span text:style-name="T16">(</text:span></text:span><text:span text:style-name="Source_20_Text"><text:span text:style-name="T18">"border"</text:span></text:span><text:span text:style-name="Source_20_Text"><text:span text:style-name="T16">, </text:span></text:span><text:span text:style-name="Source_20_Text"><text:span text:style-name="T18">"2px dashed blue"</text:span></text:span><text:span text:style-name="Source_20_Text"><text:span text:style-name="T16">);</text:span></text:span></text:p>
              <text:list>
                <text:list-item>
                  <text:p text:style-name="P28"><text:span text:style-name="T3">Seleccionamos todos los párrafos </text:span><text:span text:style-name="Source_20_Text"><text:span text:style-name="T3">&lt;p&gt;</text:span></text:span><text:span text:style-name="T3">, el elemento con ID </text:span><text:span text:style-name="Source_20_Text"><text:span text:style-name="T3">titulo</text:span></text:span><text:span text:style-name="T3">, y cualquier elemento con la clase </text:span><text:span text:style-name="Source_20_Text"><text:span text:style-name="T3">atributo</text:span></text:span><text:span text:style-name="T3">. </text:span></text:p>
                </text:list-item>
                <text:list-item>
                  <text:p text:style-name="P13">A todos ellos les aplicamos un borde azul punteado. </text:p>
                </text:list-item>
              </text:list>
            </text:list-item>
          </text:list>
        </text:list-item>
        <text:list-item>
          <text:p text:style-name="P27"><text:span text:style-name="Strong_20_Emphasis"><text:span text:style-name="T3">Selección por atributo</text:span></text:span><text:span text:style-name="T3">:</text:span></text:p>
          <text:list>
            <text:list-item>
              <text:p text:style-name="P28"><text:span text:style-name="T3">Para seleccionar elementos que tienen un atributo específico, se usa la sintaxis </text:span><text:span text:style-name="Source_20_Text"><text:span text:style-name="T3">[atributo]</text:span></text:span><text:span text:style-name="T3">. </text:span></text:p>
            </text:list-item>
            <text:list-item>
              <text:p text:style-name="P14">En este caso: </text:p>
              <text:p text:style-name="P6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[data-tipo]"</text:span></text:span><text:span text:style-name="Source_20_Text"><text:span text:style-name="T16">).</text:span></text:span><text:span text:style-name="Source_20_Text"><text:span text:style-name="T13">css</text:span></text:span><text:span text:style-name="Source_20_Text"><text:span text:style-name="T16">(</text:span></text:span><text:span text:style-name="Source_20_Text"><text:span text:style-name="T18">"background-color"</text:span></text:span><text:span text:style-name="Source_20_Text"><text:span text:style-name="T16">, </text:span></text:span><text:span text:style-name="Source_20_Text"><text:span text:style-name="T18">"yellow"</text:span></text:span><text:span text:style-name="Source_20_Text"><text:span text:style-name="T16">);</text:span></text:span></text:p>
              <text:list>
                <text:list-item>
                  <text:p text:style-name="P28"><text:span text:style-name="T3">Seleccionamos todos los elementos que tienen el atributo </text:span><text:span text:style-name="Source_20_Text"><text:span text:style-name="T3">data-tipo</text:span></text:span><text:span text:style-name="T3"> y cambiamos su fondo a amarillo. </text:span></text:p>
                </text:list-item>
              </text:list>
            </text:list-item>
          </text:list>
        </text:list-item>
        <text:list-item>
          <text:p text:style-name="P27"><text:span text:style-name="Strong_20_Emphasis"><text:span text:style-name="T3">Selección por atributo y valor</text:span></text:span><text:span text:style-name="T3">:</text:span></text:p>
          <text:list>
            <text:list-item>
              <text:p text:style-name="P28"><text:span text:style-name="T3">Para seleccionar elementos que tienen un atributo con un valor específico, se usa la sintaxis </text:span><text:span text:style-name="Source_20_Text"><text:span text:style-name="T3">[atributo='valor']</text:span></text:span><text:span text:style-name="T3">. </text:span></text:p>
            </text:list-item>
            <text:list-item>
              <text:p text:style-name="P14">Ejemplo: </text:p>
              <text:p text:style-name="P6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[type='button']"</text:span></text:span><text:span text:style-name="Source_20_Text"><text:span text:style-name="T16">).</text:span></text:span><text:span text:style-name="Source_20_Text"><text:span text:style-name="T13">css</text:span></text:span><text:span text:style-name="Source_20_Text"><text:span text:style-name="T16">(</text:span></text:span><text:span text:style-name="Source_20_Text"><text:span text:style-name="T18">"font-size"</text:span></text:span><text:span text:style-name="Source_20_Text"><text:span text:style-name="T16">, </text:span></text:span><text:span text:style-name="Source_20_Text"><text:span text:style-name="T18">"18px"</text:span></text:span><text:span text:style-name="Source_20_Text"><text:span text:style-name="T16">);</text:span></text:span></text:p>
              <text:list>
                <text:list-item>
                  <text:p text:style-name="P28"><text:soft-page-break/><text:span text:style-name="T3">Esto selecciona el botón con </text:span><text:span text:style-name="Source_20_Text"><text:span text:style-name="T3">type="button"</text:span></text:span><text:span text:style-name="T3"> y cambia el tamaño de su fuente. </text:span></text:p>
                </text:list-item>
              </text:list>
            </text:list-item>
          </text:list>
        </text:list-item>
        <text:list-item>
          <text:p text:style-name="P27"><text:span text:style-name="Strong_20_Emphasis"><text:span text:style-name="T3">Selección por atributo que contiene una cadena parcial</text:span></text:span><text:span text:style-name="T3">:</text:span></text:p>
          <text:list>
            <text:list-item>
              <text:p text:style-name="P28"><text:span text:style-name="T3">Puedes buscar atributos que contienen una cadena parcial con la sintaxis </text:span><text:span text:style-name="Source_20_Text"><text:span text:style-name="T3">[atributo*='cadena']</text:span></text:span><text:span text:style-name="T3">. </text:span></text:p>
            </text:list-item>
            <text:list-item>
              <text:p text:style-name="P14">En este caso: </text:p>
              <text:p text:style-name="P6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[target*='_blank']"</text:span></text:span><text:span text:style-name="Source_20_Text"><text:span text:style-name="T16">).</text:span></text:span><text:span text:style-name="Source_20_Text"><text:span text:style-name="T13">css</text:span></text:span><text:span text:style-name="Source_20_Text"><text:span text:style-name="T16">(</text:span></text:span><text:span text:style-name="Source_20_Text"><text:span text:style-name="T18">"text-decoration"</text:span></text:span><text:span text:style-name="Source_20_Text"><text:span text:style-name="T16">, </text:span></text:span><text:span text:style-name="Source_20_Text"><text:span text:style-name="T18">"underline"</text:span></text:span><text:span text:style-name="Source_20_Text"><text:span text:style-name="T16">);</text:span></text:span></text:p>
              <text:list>
                <text:list-item>
                  <text:p text:style-name="P27"><text:span text:style-name="T3">Selecciona cualquier elemento con un atributo </text:span><text:span text:style-name="Source_20_Text"><text:span text:style-name="T3">target</text:span></text:span><text:span text:style-name="T3"> que contenga la cadena </text:span><text:span text:style-name="Source_20_Text"><text:span text:style-name="T3">_blank</text:span></text:span><text:span text:style-name="T3"> (como enlaces que abren en una nueva ventana) y subraya el texto. </text:span></text:p>
                </text:list-item>
              </text:list>
            </text:list-item>
          </text:list>
        </text:list-item>
      </text:list>
      <text:h text:style-name="P2" text:outline-level="3">Resultado</text:h>
      <text:list xml:id="list3178303357" text:style-name="L4">
        <text:list-item>
          <text:p text:style-name="P30"><text:span text:style-name="T3">El título (</text:span><text:span text:style-name="Source_20_Text"><text:span text:style-name="T3">&lt;h1&gt;</text:span></text:span><text:span text:style-name="T3">), todos los párrafos (</text:span><text:span text:style-name="Source_20_Text"><text:span text:style-name="T3">&lt;p&gt;</text:span></text:span><text:span text:style-name="T3">) y el div con clase </text:span><text:span text:style-name="Source_20_Text"><text:span text:style-name="T3">atributo</text:span></text:span><text:span text:style-name="T3"> tendrán un borde azul punteado. </text:span></text:p>
        </text:list-item>
        <text:list-item>
          <text:p text:style-name="P30"><text:span text:style-name="T3">El div con el atributo </text:span><text:span text:style-name="Source_20_Text"><text:span text:style-name="T3">data-tipo</text:span></text:span><text:span text:style-name="T3"> tendrá un fondo amarillo. </text:span></text:p>
        </text:list-item>
        <text:list-item>
          <text:p text:style-name="P15">El botón tendrá un tamaño de fuente aumentado. </text:p>
        </text:list-item>
        <text:list-item>
          <text:p text:style-name="P29"><text:span text:style-name="T3">El enlace con </text:span><text:span text:style-name="Source_20_Text"><text:span text:style-name="T3">target="_blank"</text:span></text:span><text:span text:style-name="T3"> tendrá el texto subrayado. </text:span></text:p>
        </text:list-item>
      </text:list>
      <text:p text:style-name="P12">Este ejemplo ilustra cómo usar jQuery para trabajar con múltiples elementos y atributos de manera flexible.</text:p>
      <text:p text:style-name="P12"/>
      <text:list xml:id="list792941219" text:style-name="L8">
        <text:list-item>
          <text:p text:style-name="P24"><text:span text:style-name="T29">B</text:span>uscar elementos dentro de otros y seleccionar hijos directos</text:p>
        </text:list-item>
      </text:list>
      <text:p text:style-name="P12">Aquí tienes un ejemplo de un archivo HTML que muestra cómo buscar elementos dentro de otros y seleccionar hijos directos utilizando jQuery:</text:p>
      <text:p text:style-name="P3"><text:span text:style-name="Source_20_Text"><text:span text:style-name="T11">&lt;!</text:span></text:span><text:span text:style-name="Source_20_Text"><text:span text:style-name="T13">DOCTYPE</text:span></text:span><text:span text:style-name="Source_20_Text"><text:span text:style-name="T16"> </text:span></text:span><text:span text:style-name="Source_20_Text"><text:span text:style-name="T13">html</text:span></text:span><text:span text:style-name="Source_20_Text"><text:span text:style-name="T11">&gt;</text:span></text:span></text:p>
      <text:p text:style-name="P3"><text:span text:style-name="Source_20_Text"><text:span text:style-name="T11">&lt;</text:span></text:span><text:span text:style-name="Source_20_Text"><text:span text:style-name="T13">html</text:span></text:span><text:span text:style-name="Source_20_Text"><text:span text:style-name="T16"> </text:span></text:span><text:span text:style-name="Source_20_Text"><text:span text:style-name="T13">lang</text:span></text:span><text:span text:style-name="Source_20_Text"><text:span text:style-name="T11">=</text:span></text:span><text:span text:style-name="Source_20_Text"><text:span text:style-name="T18">"en"</text:span></text:span><text:span text:style-name="Source_20_Text"><text:span text:style-name="T11">&gt;</text:span></text:span></text:p>
      <text:p text:style-name="P3"><text:span text:style-name="Source_20_Text"><text:span text:style-name="T11">&lt;</text:span></text:span><text:span text:style-name="Source_20_Text"><text:span text:style-name="T13">head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meta</text:span></text:span><text:span text:style-name="Source_20_Text"><text:span text:style-name="T16"> </text:span></text:span><text:span text:style-name="Source_20_Text"><text:span text:style-name="T13">charset</text:span></text:span><text:span text:style-name="Source_20_Text"><text:span text:style-name="T11">=</text:span></text:span><text:span text:style-name="Source_20_Text"><text:span text:style-name="T18">"UTF-8"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meta</text:span></text:span><text:span text:style-name="Source_20_Text"><text:span text:style-name="T16"> </text:span></text:span><text:span text:style-name="Source_20_Text"><text:span text:style-name="T13">name</text:span></text:span><text:span text:style-name="Source_20_Text"><text:span text:style-name="T11">=</text:span></text:span><text:span text:style-name="Source_20_Text"><text:span text:style-name="T18">"viewport"</text:span></text:span><text:span text:style-name="Source_20_Text"><text:span text:style-name="T16"> </text:span></text:span><text:span text:style-name="Source_20_Text"><text:span text:style-name="T13">content</text:span></text:span><text:span text:style-name="Source_20_Text"><text:span text:style-name="T11">=</text:span></text:span><text:span text:style-name="Source_20_Text"><text:span text:style-name="T18">"width=device-width, initial-scale=1.0"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title</text:span></text:span><text:span text:style-name="Source_20_Text"><text:span text:style-name="T11">&gt;</text:span></text:span><text:span text:style-name="Source_20_Text"><text:span text:style-name="T13">Búsqueda</text:span></text:span><text:span text:style-name="Source_20_Text"><text:span text:style-name="T16"> </text:span></text:span><text:span text:style-name="Source_20_Text"><text:span text:style-name="T13">y</text:span></text:span><text:span text:style-name="Source_20_Text"><text:span text:style-name="T16"> </text:span></text:span><text:span text:style-name="Source_20_Text"><text:span text:style-name="T13">selección</text:span></text:span><text:span text:style-name="Source_20_Text"><text:span text:style-name="T16"> </text:span></text:span><text:span text:style-name="Source_20_Text"><text:span text:style-name="T13">de</text:span></text:span><text:span text:style-name="Source_20_Text"><text:span text:style-name="T16"> </text:span></text:span><text:span text:style-name="Source_20_Text"><text:span text:style-name="T13">hijos</text:span></text:span><text:span text:style-name="Source_20_Text"><text:span text:style-name="T16"> </text:span></text:span><text:span text:style-name="Source_20_Text"><text:span text:style-name="T13">directos</text:span></text:span><text:span text:style-name="Source_20_Text"><text:span text:style-name="T16"> </text:span></text:span><text:span text:style-name="Source_20_Text"><text:span text:style-name="T13">en</text:span></text:span><text:span text:style-name="Source_20_Text"><text:span text:style-name="T16"> </text:span></text:span><text:span text:style-name="Source_20_Text"><text:span text:style-name="T13">jQuery</text:span></text:span><text:span text:style-name="Source_20_Text"><text:span text:style-name="T11">&lt;</text:span></text:span><text:span text:style-name="Source_20_Text"><text:span text:style-name="T19">/title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cript</text:span></text:span><text:span text:style-name="Source_20_Text"><text:span text:style-name="T16"> </text:span></text:span><text:span text:style-name="Source_20_Text"><text:span text:style-name="T13">src</text:span></text:span><text:span text:style-name="Source_20_Text"><text:span text:style-name="T11">=</text:span></text:span><text:span text:style-name="Source_20_Text"><text:span text:style-name="T18">"https://code.jquery.com/jquery-3.6.4.min.js"</text:span></text:span><text:span text:style-name="Source_20_Text"><text:span text:style-name="T11">&gt;&lt;</text:span></text:span><text:span text:style-name="Source_20_Text"><text:span text:style-name="T19">/script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tyle</text:span></text:span><text:span text:style-name="Source_20_Text"><text:span text:style-name="T11">&gt;</text:span></text:span></text:p>
      <text:p text:style-name="P3"><text:span text:style-name="Source_20_Text"><text:span text:style-name="T16"><text:s text:c="4"/>.</text:span></text:span><text:span text:style-name="Source_20_Text"><text:span text:style-name="T13">resaltado</text:span></text:span><text:span text:style-name="Source_20_Text"><text:span text:style-name="T16"> {</text:span></text:span></text:p>
      <text:p text:style-name="P3"><text:span text:style-name="Source_20_Text"><text:span text:style-name="T16"><text:s text:c="6"/></text:span></text:span><text:span text:style-name="Source_20_Text"><text:span text:style-name="T13">background</text:span></text:span><text:span text:style-name="Source_20_Text"><text:span text:style-name="T11">-</text:span></text:span><text:span text:style-name="Source_20_Text"><text:span text:style-name="T13">color</text:span></text:span><text:span text:style-name="Source_20_Text"><text:span text:style-name="T11">:</text:span></text:span><text:span text:style-name="Source_20_Text"><text:span text:style-name="T16"> </text:span></text:span><text:span text:style-name="Source_20_Text"><text:span text:style-name="T13">yellow</text:span></text:span><text:span text:style-name="Source_20_Text"><text:span text:style-name="T16">;</text:span></text:span></text:p>
      <text:p text:style-name="P3"><text:span text:style-name="Source_20_Text"><text:span text:style-name="T16"><text:s text:c="4"/>}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9">/style&gt;</text:span></text:span></text:p>
      <text:p text:style-name="P3"><text:span text:style-name="Source_20_Text"><text:span text:style-name="T11">&lt;</text:span></text:span><text:span text:style-name="Source_20_Text"><text:span text:style-name="T19">/head&gt;</text:span></text:span></text:p>
      <text:p text:style-name="P3"><text:span text:style-name="Source_20_Text"><text:span text:style-name="T11">&lt;</text:span></text:span><text:span text:style-name="Source_20_Text"><text:span text:style-name="T13">body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div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contenedor"</text:span></text:span><text:span text:style-name="Source_20_Text"><text:span text:style-name="T11">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h2</text:span></text:span><text:span text:style-name="Source_20_Text"><text:span text:style-name="T11">&gt;</text:span></text:span><text:span text:style-name="Source_20_Text"><text:span text:style-name="T13">Título</text:span></text:span><text:span text:style-name="Source_20_Text"><text:span text:style-name="T16"> </text:span></text:span><text:span text:style-name="Source_20_Text"><text:span text:style-name="T13">principal</text:span></text:span><text:span text:style-name="Source_20_Text"><text:span text:style-name="T11">&lt;</text:span></text:span><text:span text:style-name="Source_20_Text"><text:span text:style-name="T19">/h2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p</text:span></text:span><text:span text:style-name="Source_20_Text"><text:span text:style-name="T11">&gt;</text:span></text:span><text:span text:style-name="Source_20_Text"><text:span text:style-name="T13">Este</text:span></text:span><text:span text:style-name="Source_20_Text"><text:span text:style-name="T16"> </text:span></text:span><text:span text:style-name="Source_20_Text"><text:span text:style-name="T13">es</text:span></text:span><text:span text:style-name="Source_20_Text"><text:span text:style-name="T16"> </text:span></text:span><text:span text:style-name="Source_20_Text"><text:span text:style-name="T13">un</text:span></text:span><text:span text:style-name="Source_20_Text"><text:span text:style-name="T16"> </text:span></text:span><text:span text:style-name="Source_20_Text"><text:span text:style-name="T13">párrafo</text:span></text:span><text:span text:style-name="Source_20_Text"><text:span text:style-name="T16"> </text:span></text:span><text:span text:style-name="Source_20_Text"><text:span text:style-name="T13">dentro</text:span></text:span><text:span text:style-name="Source_20_Text"><text:span text:style-name="T16"> </text:span></text:span><text:span text:style-name="Source_20_Text"><text:span text:style-name="T13">del</text:span></text:span><text:span text:style-name="Source_20_Text"><text:span text:style-name="T16"> </text:span></text:span><text:span text:style-name="Source_20_Text"><text:span text:style-name="T13">contenedor</text:span></text:span><text:span text:style-name="Source_20_Text"><text:span text:style-name="T16">.</text:span></text:span><text:span text:style-name="Source_20_Text"><text:span text:style-name="T11">&lt;</text:span></text:span><text:span text:style-name="Source_20_Text"><text:span text:style-name="T19">/p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div</text:span></text:span><text:span text:style-name="Source_20_Text"><text:span text:style-name="T16"> </text:span></text:span><text:span text:style-name="Source_20_Text"><text:span text:style-name="T24">class</text:span></text:span><text:span text:style-name="Source_20_Text"><text:span text:style-name="T11">=</text:span></text:span><text:span text:style-name="Source_20_Text"><text:span text:style-name="T18">"subcontenedor"</text:span></text:span><text:span text:style-name="Source_20_Text"><text:span text:style-name="T11">&gt;</text:span></text:span></text:p>
      <text:p text:style-name="P3"><text:span text:style-name="Source_20_Text"><text:span text:style-name="T16"><text:s text:c="6"/></text:span></text:span><text:span text:style-name="Source_20_Text"><text:span text:style-name="T11">&lt;</text:span></text:span><text:span text:style-name="Source_20_Text"><text:span text:style-name="T13">p</text:span></text:span><text:span text:style-name="Source_20_Text"><text:span text:style-name="T11">&gt;</text:span></text:span><text:span text:style-name="Source_20_Text"><text:span text:style-name="T13">Este</text:span></text:span><text:span text:style-name="Source_20_Text"><text:span text:style-name="T16"> </text:span></text:span><text:span text:style-name="Source_20_Text"><text:span text:style-name="T13">es</text:span></text:span><text:span text:style-name="Source_20_Text"><text:span text:style-name="T16"> </text:span></text:span><text:span text:style-name="Source_20_Text"><text:span text:style-name="T13">un</text:span></text:span><text:span text:style-name="Source_20_Text"><text:span text:style-name="T16"> </text:span></text:span><text:span text:style-name="Source_20_Text"><text:span text:style-name="T13">párrafo</text:span></text:span><text:span text:style-name="Source_20_Text"><text:span text:style-name="T16"> </text:span></text:span><text:span text:style-name="Source_20_Text"><text:span text:style-name="T13">dentro</text:span></text:span><text:span text:style-name="Source_20_Text"><text:span text:style-name="T16"> </text:span></text:span><text:span text:style-name="Source_20_Text"><text:span text:style-name="T13">del</text:span></text:span><text:span text:style-name="Source_20_Text"><text:span text:style-name="T16"> </text:span></text:span><text:span text:style-name="Source_20_Text"><text:span text:style-name="T13">subcontenedor</text:span></text:span><text:span text:style-name="Source_20_Text"><text:span text:style-name="T16">.</text:span></text:span><text:span text:style-name="Source_20_Text"><text:span text:style-name="T11">&lt;</text:span></text:span><text:span text:style-name="Source_20_Text"><text:span text:style-name="T19">/p&gt;</text:span></text:span></text:p>
      <text:p text:style-name="P3"><text:soft-page-break/><text:span text:style-name="Source_20_Text"><text:span text:style-name="T16"><text:s text:c="6"/></text:span></text:span><text:span text:style-name="Source_20_Text"><text:span text:style-name="T11">&lt;</text:span></text:span><text:span text:style-name="Source_20_Text"><text:span text:style-name="T13">span</text:span></text:span><text:span text:style-name="Source_20_Text"><text:span text:style-name="T11">&gt;</text:span></text:span><text:span text:style-name="Source_20_Text"><text:span text:style-name="T13">Este</text:span></text:span><text:span text:style-name="Source_20_Text"><text:span text:style-name="T16"> </text:span></text:span><text:span text:style-name="Source_20_Text"><text:span text:style-name="T13">es</text:span></text:span><text:span text:style-name="Source_20_Text"><text:span text:style-name="T16"> </text:span></text:span><text:span text:style-name="Source_20_Text"><text:span text:style-name="T13">un</text:span></text:span><text:span text:style-name="Source_20_Text"><text:span text:style-name="T16"> </text:span></text:span><text:span text:style-name="Source_20_Text"><text:span text:style-name="T13">span</text:span></text:span><text:span text:style-name="Source_20_Text"><text:span text:style-name="T16"> </text:span></text:span><text:span text:style-name="Source_20_Text"><text:span text:style-name="T13">dentro</text:span></text:span><text:span text:style-name="Source_20_Text"><text:span text:style-name="T16"> </text:span></text:span><text:span text:style-name="Source_20_Text"><text:span text:style-name="T13">del</text:span></text:span><text:span text:style-name="Source_20_Text"><text:span text:style-name="T16"> </text:span></text:span><text:span text:style-name="Source_20_Text"><text:span text:style-name="T13">subcontenedor</text:span></text:span><text:span text:style-name="Source_20_Text"><text:span text:style-name="T16">.</text:span></text:span><text:span text:style-name="Source_20_Text"><text:span text:style-name="T11">&lt;</text:span></text:span><text:span text:style-name="Source_20_Text"><text:span text:style-name="T19">/span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9">/div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ul</text:span></text:span><text:span text:style-name="Source_20_Text"><text:span text:style-name="T11">&gt;</text:span></text:span></text:p>
      <text:p text:style-name="P3"><text:span text:style-name="Source_20_Text"><text:span text:style-name="T16"><text:s text:c="6"/></text:span></text:span><text:span text:style-name="Source_20_Text"><text:span text:style-name="T11">&lt;</text:span></text:span><text:span text:style-name="Source_20_Text"><text:span text:style-name="T13">li</text:span></text:span><text:span text:style-name="Source_20_Text"><text:span text:style-name="T11">&gt;</text:span></text:span><text:span text:style-name="Source_20_Text"><text:span text:style-name="T13">Primer</text:span></text:span><text:span text:style-name="Source_20_Text"><text:span text:style-name="T16"> </text:span></text:span><text:span text:style-name="Source_20_Text"><text:span text:style-name="T13">elemento</text:span></text:span><text:span text:style-name="Source_20_Text"><text:span text:style-name="T11">&lt;</text:span></text:span><text:span text:style-name="Source_20_Text"><text:span text:style-name="T19">/li&gt;</text:span></text:span></text:p>
      <text:p text:style-name="P3"><text:span text:style-name="Source_20_Text"><text:span text:style-name="T16"><text:s text:c="6"/></text:span></text:span><text:span text:style-name="Source_20_Text"><text:span text:style-name="T11">&lt;</text:span></text:span><text:span text:style-name="Source_20_Text"><text:span text:style-name="T13">li</text:span></text:span><text:span text:style-name="Source_20_Text"><text:span text:style-name="T11">&gt;</text:span></text:span><text:span text:style-name="Source_20_Text"><text:span text:style-name="T13">Segundo</text:span></text:span><text:span text:style-name="Source_20_Text"><text:span text:style-name="T16"> </text:span></text:span><text:span text:style-name="Source_20_Text"><text:span text:style-name="T13">elemento</text:span></text:span><text:span text:style-name="Source_20_Text"><text:span text:style-name="T11">&lt;</text:span></text:span><text:span text:style-name="Source_20_Text"><text:span text:style-name="T19">/li&gt;</text:span></text:span></text:p>
      <text:p text:style-name="P3"><text:span text:style-name="Source_20_Text"><text:span text:style-name="T16"><text:s text:c="6"/></text:span></text:span><text:span text:style-name="Source_20_Text"><text:span text:style-name="T11">&lt;</text:span></text:span><text:span text:style-name="Source_20_Text"><text:span text:style-name="T13">li</text:span></text:span><text:span text:style-name="Source_20_Text"><text:span text:style-name="T11">&gt;</text:span></text:span><text:span text:style-name="Source_20_Text"><text:span text:style-name="T13">Último</text:span></text:span><text:span text:style-name="Source_20_Text"><text:span text:style-name="T16"> </text:span></text:span><text:span text:style-name="Source_20_Text"><text:span text:style-name="T13">elemento</text:span></text:span><text:span text:style-name="Source_20_Text"><text:span text:style-name="T11">&lt;</text:span></text:span><text:span text:style-name="Source_20_Text"><text:span text:style-name="T19">/li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9">/ul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9">/div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button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btnBuscar"</text:span></text:span><text:span text:style-name="Source_20_Text"><text:span text:style-name="T11">&gt;</text:span></text:span><text:span text:style-name="Source_20_Text"><text:span text:style-name="T13">Buscar</text:span></text:span><text:span text:style-name="Source_20_Text"><text:span text:style-name="T16"> </text:span></text:span><text:span text:style-name="Source_20_Text"><text:span text:style-name="T13">elementos</text:span></text:span><text:span text:style-name="Source_20_Text"><text:span text:style-name="T11">&lt;</text:span></text:span><text:span text:style-name="Source_20_Text"><text:span text:style-name="T19">/button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button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btnHijos"</text:span></text:span><text:span text:style-name="Source_20_Text"><text:span text:style-name="T11">&gt;</text:span></text:span><text:span text:style-name="Source_20_Text"><text:span text:style-name="T13">Seleccionar</text:span></text:span><text:span text:style-name="Source_20_Text"><text:span text:style-name="T16"> </text:span></text:span><text:span text:style-name="Source_20_Text"><text:span text:style-name="T13">hijos</text:span></text:span><text:span text:style-name="Source_20_Text"><text:span text:style-name="T16"> </text:span></text:span><text:span text:style-name="Source_20_Text"><text:span text:style-name="T13">directos</text:span></text:span><text:span text:style-name="Source_20_Text"><text:span text:style-name="T11">&lt;</text:span></text:span><text:span text:style-name="Source_20_Text"><text:span text:style-name="T19">/button&gt;</text:span></text:span></text:p>
      <text:p text:style-name="P5"/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cript</text:span></text:span><text:span text:style-name="Source_20_Text"><text:span text:style-name="T11">&gt;</text:span></text:span></text:p>
      <text:p text:style-name="P3"><text:span text:style-name="Source_20_Text"><text:span text:style-name="T16"><text:s text:c="4"/></text:span></text:span><text:span text:style-name="Source_20_Text"><text:span text:style-name="T13">$</text:span></text:span><text:span text:style-name="Source_20_Text"><text:span text:style-name="T16">(document).</text:span></text:span><text:span text:style-name="Source_20_Text"><text:span text:style-name="T13">ready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6"/></text:span></text:span><text:span text:style-name="Source_20_Text"><text:span text:style-name="T26">// Buscar elementos dentro de otro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btnBuscar"</text:span></text:span><text:span text:style-name="Source_20_Text"><text:span text:style-name="T16">).</text:span></text:span><text:span text:style-name="Source_20_Text"><text:span text:style-name="T13">click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8"/></text:span></text:span><text:span text:style-name="Source_20_Text"><text:span text:style-name="T26">// Buscar todos los párrafos dentro del contenedor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contenedor p"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<text:p text:style-name="P3"><text:span text:style-name="Source_20_Text"><text:span text:style-name="T16"><text:s text:c="8"/></text:span></text:span></text:p>
      <text:p text:style-name="P3"><text:span text:style-name="Source_20_Text"><text:span text:style-name="T16"><text:s text:c="8"/></text:span></text:span><text:span text:style-name="Source_20_Text"><text:span text:style-name="T26">// Buscar spans dentro de subcontenedores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.subcontenedor span"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<text:p text:style-name="P3"><text:span text:style-name="Source_20_Text"><text:span text:style-name="T16"><text:s text:c="6"/>});</text:span></text:span></text:p>
      <text:p text:style-name="P5"/>
      <text:p text:style-name="P3"><text:span text:style-name="Source_20_Text"><text:span text:style-name="T16"><text:s text:c="6"/></text:span></text:span><text:span text:style-name="Source_20_Text"><text:span text:style-name="T26">// Seleccionar hijos directos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btnHijos"</text:span></text:span><text:span text:style-name="Source_20_Text"><text:span text:style-name="T16">).</text:span></text:span><text:span text:style-name="Source_20_Text"><text:span text:style-name="T13">click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8"/></text:span></text:span><text:span text:style-name="Source_20_Text"><text:span text:style-name="T26">// Seleccionar solo los hijos directos del contenedor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contenedor &gt; *"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<text:p text:style-name="P3"><text:span text:style-name="Source_20_Text"><text:span text:style-name="T16"><text:s text:c="6"/>});</text:span></text:span></text:p>
      <text:p text:style-name="P3"><text:span text:style-name="Source_20_Text"><text:span text:style-name="T16"><text:s text:c="4"/>})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9">/script&gt;</text:span></text:span></text:p>
      <text:p text:style-name="P3"><text:span text:style-name="Source_20_Text"><text:span text:style-name="T11">&lt;</text:span></text:span><text:span text:style-name="Source_20_Text"><text:span text:style-name="T19">/body&gt;</text:span></text:span></text:p>
      <text:p text:style-name="P4"><text:span text:style-name="Source_20_Text"><text:span text:style-name="T11">&lt;</text:span></text:span><text:span text:style-name="Source_20_Text"><text:span text:style-name="T19">/html&gt;</text:span></text:span></text:p>
      <text:h text:style-name="P2" text:outline-level="3">Explicación del código</text:h>
      <text:list xml:id="list3535050671" text:style-name="L6">
        <text:list-item>
          <text:p text:style-name="P33"><text:span text:style-name="Strong_20_Emphasis"><text:span text:style-name="T3">Buscar elementos dentro de otro</text:span></text:span><text:span text:style-name="T3">:</text:span></text:p>
          <text:list>
            <text:list-item>
              <text:p text:style-name="P33"><text:span text:style-name="T3">La sintaxis para buscar elementos dentro de otro es </text:span><text:span text:style-name="Source_20_Text"><text:span text:style-name="T3">$(selectorPadre selectorHijo)</text:span></text:span><text:span text:style-name="T3">.</text:span></text:p>
            </text:list-item>
            <text:list-item>
              <text:p text:style-name="P16">Ejemplo 1:</text:p>
              <text:p text:style-name="P7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contenedor p"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        <text:list>
                <text:list-item>
                  <text:p text:style-name="P34"><text:span text:style-name="T3">Selecciona todos los </text:span><text:span text:style-name="Source_20_Text"><text:span text:style-name="T3">&lt;p&gt;</text:span></text:span><text:span text:style-name="T3"> que están dentro del </text:span><text:span text:style-name="Source_20_Text"><text:span text:style-name="T3">div</text:span></text:span><text:span text:style-name="T3"> con ID </text:span><text:span text:style-name="Source_20_Text"><text:span text:style-name="T3">contenedor</text:span></text:span><text:span text:style-name="T3"> (incluyendo los que están en niveles más profundos). </text:span></text:p>
                </text:list-item>
                <text:list-item>
                  <text:p text:style-name="P34"><text:span text:style-name="T3">Aplica la clase </text:span><text:span text:style-name="Source_20_Text"><text:span text:style-name="T3">resaltado</text:span></text:span><text:span text:style-name="T3">, que agrega un fondo amarillo. </text:span></text:p>
                </text:list-item>
              </text:list>
            </text:list-item>
            <text:list-item>
              <text:p text:style-name="P16">Ejemplo 2:</text:p>
              <text:p text:style-name="P7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.subcontenedor span"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        <text:list>
                <text:list-item>
                  <text:p text:style-name="P34"><text:soft-page-break/><text:span text:style-name="T3">Busca todos los elementos </text:span><text:span text:style-name="Source_20_Text"><text:span text:style-name="T3">&lt;span&gt;</text:span></text:span><text:span text:style-name="T3"> que están dentro de cualquier elemento con la clase </text:span><text:span text:style-name="Source_20_Text"><text:span text:style-name="T3">subcontenedor</text:span></text:span><text:span text:style-name="T3">. </text:span></text:p>
                </text:list-item>
                <text:list-item>
                  <text:p text:style-name="P34"><text:span text:style-name="T3">Les aplica la clase </text:span><text:span text:style-name="Source_20_Text"><text:span text:style-name="T3">resaltado</text:span></text:span><text:span text:style-name="T3">. </text:span>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3">Seleccionar hijos directos</text:span></text:span><text:span text:style-name="T3">:</text:span></text:p>
          <text:list>
            <text:list-item>
              <text:p text:style-name="P34"><text:span text:style-name="T3">La sintaxis para seleccionar hijos directos es </text:span><text:span text:style-name="Source_20_Text"><text:span text:style-name="T3">$(selectorPadre &gt; selectorHijo)</text:span></text:span><text:span text:style-name="T3">. </text:span></text:p>
            </text:list-item>
            <text:list-item>
              <text:p text:style-name="P16">Ejemplo: </text:p>
              <text:p text:style-name="P7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contenedor &gt; *"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        <text:list>
                <text:list-item>
                  <text:p text:style-name="P34"><text:span text:style-name="T3">Selecciona </text:span><text:span text:style-name="Strong_20_Emphasis"><text:span text:style-name="T3">solo</text:span></text:span><text:span text:style-name="T3"> los hijos directos del elemento con ID </text:span><text:span text:style-name="Source_20_Text"><text:span text:style-name="T3">contenedor</text:span></text:span><text:span text:style-name="T3">, sin incluir los elementos anidados dentro de ellos. </text:span></text:p>
                </text:list-item>
                <text:list-item>
                  <text:p text:style-name="P17">En este caso, seleccionará: </text:p>
                  <text:list>
                    <text:list-item>
                      <text:p text:style-name="P34"><text:span text:style-name="Source_20_Text"><text:span text:style-name="T3">&lt;h2&gt;</text:span></text:span><text:span text:style-name="T3"> </text:span></text:p>
                    </text:list-item>
                    <text:list-item>
                      <text:p text:style-name="P34"><text:span text:style-name="Source_20_Text"><text:span text:style-name="T3">&lt;p&gt;</text:span></text:span><text:span text:style-name="T3"> </text:span></text:p>
                    </text:list-item>
                    <text:list-item>
                      <text:p text:style-name="P34"><text:span text:style-name="Source_20_Text"><text:span text:style-name="T3">&lt;div class="subcontenedor"&gt;</text:span></text:span><text:span text:style-name="T3"> </text:span></text:p>
                    </text:list-item>
                    <text:list-item>
                      <text:p text:style-name="P34"><text:span text:style-name="Source_20_Text"><text:span text:style-name="T3">&lt;ul&gt;</text:span></text:span><text:span text:style-name="T3"> </text:span></text:p>
                    </text:list-item>
                  </text:list>
                </text:list-item>
                <text:list-item>
                  <text:p text:style-name="P34"><text:span text:style-name="T3">Les aplica la clase </text:span><text:span text:style-name="Source_20_Text"><text:span text:style-name="T3">resaltado</text:span></text:span><text:span text:style-name="T3">. </text:span>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3">Interactividad con botones</text:span></text:span><text:span text:style-name="T3">:</text:span></text:p>
          <text:list>
            <text:list-item>
              <text:p text:style-name="P34"><text:span text:style-name="Strong_20_Emphasis"><text:span text:style-name="T3">Botón "Buscar elementos"</text:span></text:span><text:span text:style-name="T3">: </text:span></text:p>
              <text:list>
                <text:list-item>
                  <text:p text:style-name="P17">Al hacer clic, resalta todos los párrafos dentro del contenedor y los spans dentro de los subcontenedores. </text:p>
                </text:list-item>
              </text:list>
            </text:list-item>
            <text:list-item>
              <text:p text:style-name="P34"><text:span text:style-name="Strong_20_Emphasis"><text:span text:style-name="T3">Botón "Seleccionar hijos directos"</text:span></text:span><text:span text:style-name="T3">: </text:span></text:p>
              <text:list>
                <text:list-item>
                  <text:p text:style-name="P33"><text:span text:style-name="T3">Al hacer clic, resalta únicamente los elementos directamente contenidos en el </text:span><text:span text:style-name="Source_20_Text"><text:span text:style-name="T3">div</text:span></text:span><text:span text:style-name="T3"> con ID </text:span><text:span text:style-name="Source_20_Text"><text:span text:style-name="T3">contenedor</text:span></text:span><text:span text:style-name="T3">. </text:span></text:p>
                </text:list-item>
              </text:list>
            </text:list-item>
          </text:list>
        </text:list-item>
      </text:list>
      <text:h text:style-name="P2" text:outline-level="3">Flujo de funcionamiento</text:h>
      <text:list xml:id="list3217758396" text:style-name="L7">
        <text:list-item>
          <text:p text:style-name="P35"><text:span text:style-name="Strong_20_Emphasis"><text:span text:style-name="T3">Carga inicial</text:span></text:span><text:span text:style-name="T3">:</text:span></text:p>
          <text:list>
            <text:list-item>
              <text:p text:style-name="P36"><text:span text:style-name="T3">Los elementos no tienen la clase </text:span><text:span text:style-name="Source_20_Text"><text:span text:style-name="T3">resaltado</text:span></text:span><text:span text:style-name="T3">. </text:span></text:p>
            </text:list-item>
          </text:list>
        </text:list-item>
        <text:list-item>
          <text:p text:style-name="P35"><text:span text:style-name="Strong_20_Emphasis"><text:span text:style-name="T3">Al hacer clic en "Buscar elementos"</text:span></text:span><text:span text:style-name="T3">:</text:span></text:p>
          <text:list>
            <text:list-item>
              <text:p text:style-name="P18">Resalta los párrafos en todos los niveles dentro del contenedor y los spans dentro de subcontenedores. </text:p>
            </text:list-item>
          </text:list>
        </text:list-item>
        <text:list-item>
          <text:p text:style-name="P35"><text:span text:style-name="Strong_20_Emphasis"><text:span text:style-name="T3">Al hacer clic en "Seleccionar hijos directos"</text:span></text:span><text:span text:style-name="T3">:</text:span></text:p>
          <text:list>
            <text:list-item>
              <text:p text:style-name="P19">Resalta solo los elementos que son hijos directos del contenedor principal. </text:p>
            </text:list-item>
          </text:list>
        </text:list-item>
      </text:list>
      <text:p text:style-name="P12"/>
      <text:p text:style-name="P12"/>
      <text:list xml:id="list134921315250520" text:continue-numbering="true" text:style-name="L7">
        <text:list-item>
          <text:p text:style-name="P25"><text:span text:style-name="T30">S</text:span>eleccionar elementos por posición</text:p>
        </text:list-item>
      </text:list>
      <text:p text:style-name="P12">Aquí tienes un ejemplo de cómo seleccionar elementos por posición utilizando jQuery, aplicando métodos como <text:span text:style-name="Source_20_Text"><text:span text:style-name="T8">eq()</text:span></text:span><text:span text:style-name="T31">, </text:span><text:span text:style-name="Source_20_Text"><text:span text:style-name="T8">first()</text:span></text:span><text:span text:style-name="T31">, </text:span><text:span text:style-name="Source_20_Text"><text:span text:style-name="T8">last()</text:span></text:span><text:span text:style-name="T31">, </text:span><text:span text:style-name="Source_20_Text"><text:span text:style-name="T8">nth-child()</text:span></text:span>, y otras técnicas relacionadas:</text:p>
      <text:p text:style-name="P3"><text:span text:style-name="Source_20_Text"><text:span text:style-name="T11">&lt;!</text:span></text:span><text:span text:style-name="Source_20_Text"><text:span text:style-name="T13">DOCTYPE</text:span></text:span><text:span text:style-name="Source_20_Text"><text:span text:style-name="T16"> </text:span></text:span><text:span text:style-name="Source_20_Text"><text:span text:style-name="T13">html</text:span></text:span><text:span text:style-name="Source_20_Text"><text:span text:style-name="T11">&gt;</text:span></text:span></text:p>
      <text:p text:style-name="P3"><text:span text:style-name="Source_20_Text"><text:span text:style-name="T11">&lt;</text:span></text:span><text:span text:style-name="Source_20_Text"><text:span text:style-name="T13">html</text:span></text:span><text:span text:style-name="Source_20_Text"><text:span text:style-name="T16"> </text:span></text:span><text:span text:style-name="Source_20_Text"><text:span text:style-name="T13">lang</text:span></text:span><text:span text:style-name="Source_20_Text"><text:span text:style-name="T11">=</text:span></text:span><text:span text:style-name="Source_20_Text"><text:span text:style-name="T18">"en"</text:span></text:span><text:span text:style-name="Source_20_Text"><text:span text:style-name="T11">&gt;</text:span></text:span></text:p>
      <text:p text:style-name="P3"><text:soft-page-break/><text:span text:style-name="Source_20_Text"><text:span text:style-name="T11">&lt;</text:span></text:span><text:span text:style-name="Source_20_Text"><text:span text:style-name="T13">head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meta</text:span></text:span><text:span text:style-name="Source_20_Text"><text:span text:style-name="T16"> </text:span></text:span><text:span text:style-name="Source_20_Text"><text:span text:style-name="T13">charset</text:span></text:span><text:span text:style-name="Source_20_Text"><text:span text:style-name="T11">=</text:span></text:span><text:span text:style-name="Source_20_Text"><text:span text:style-name="T18">"UTF-8"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meta</text:span></text:span><text:span text:style-name="Source_20_Text"><text:span text:style-name="T16"> </text:span></text:span><text:span text:style-name="Source_20_Text"><text:span text:style-name="T13">name</text:span></text:span><text:span text:style-name="Source_20_Text"><text:span text:style-name="T11">=</text:span></text:span><text:span text:style-name="Source_20_Text"><text:span text:style-name="T18">"viewport"</text:span></text:span><text:span text:style-name="Source_20_Text"><text:span text:style-name="T16"> </text:span></text:span><text:span text:style-name="Source_20_Text"><text:span text:style-name="T13">content</text:span></text:span><text:span text:style-name="Source_20_Text"><text:span text:style-name="T11">=</text:span></text:span><text:span text:style-name="Source_20_Text"><text:span text:style-name="T18">"width=device-width, initial-scale=1.0"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title</text:span></text:span><text:span text:style-name="Source_20_Text"><text:span text:style-name="T11">&gt;</text:span></text:span><text:span text:style-name="Source_20_Text"><text:span text:style-name="T13">Selección</text:span></text:span><text:span text:style-name="Source_20_Text"><text:span text:style-name="T16"> </text:span></text:span><text:span text:style-name="Source_20_Text"><text:span text:style-name="T13">de</text:span></text:span><text:span text:style-name="Source_20_Text"><text:span text:style-name="T16"> </text:span></text:span><text:span text:style-name="Source_20_Text"><text:span text:style-name="T13">elementos</text:span></text:span><text:span text:style-name="Source_20_Text"><text:span text:style-name="T16"> </text:span></text:span><text:span text:style-name="Source_20_Text"><text:span text:style-name="T13">por</text:span></text:span><text:span text:style-name="Source_20_Text"><text:span text:style-name="T16"> </text:span></text:span><text:span text:style-name="Source_20_Text"><text:span text:style-name="T13">posición</text:span></text:span><text:span text:style-name="Source_20_Text"><text:span text:style-name="T16"> </text:span></text:span><text:span text:style-name="Source_20_Text"><text:span text:style-name="T13">con</text:span></text:span><text:span text:style-name="Source_20_Text"><text:span text:style-name="T16"> </text:span></text:span><text:span text:style-name="Source_20_Text"><text:span text:style-name="T13">jQuery</text:span></text:span><text:span text:style-name="Source_20_Text"><text:span text:style-name="T11">&lt;</text:span></text:span><text:span text:style-name="Source_20_Text"><text:span text:style-name="T19">/title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cript</text:span></text:span><text:span text:style-name="Source_20_Text"><text:span text:style-name="T16"> </text:span></text:span><text:span text:style-name="Source_20_Text"><text:span text:style-name="T13">src</text:span></text:span><text:span text:style-name="Source_20_Text"><text:span text:style-name="T11">=</text:span></text:span><text:span text:style-name="Source_20_Text"><text:span text:style-name="T18">"https://code.jquery.com/jquery-3.6.4.min.js"</text:span></text:span><text:span text:style-name="Source_20_Text"><text:span text:style-name="T11">&gt;&lt;</text:span></text:span><text:span text:style-name="Source_20_Text"><text:span text:style-name="T19">/script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tyle</text:span></text:span><text:span text:style-name="Source_20_Text"><text:span text:style-name="T11">&gt;</text:span></text:span></text:p>
      <text:p text:style-name="P3"><text:span text:style-name="Source_20_Text"><text:span text:style-name="T16"><text:s text:c="4"/>.</text:span></text:span><text:span text:style-name="Source_20_Text"><text:span text:style-name="T13">resaltado</text:span></text:span><text:span text:style-name="Source_20_Text"><text:span text:style-name="T16"> {</text:span></text:span></text:p>
      <text:p text:style-name="P3"><text:span text:style-name="Source_20_Text"><text:span text:style-name="T16"><text:s text:c="6"/></text:span></text:span><text:span text:style-name="Source_20_Text"><text:span text:style-name="T13">background</text:span></text:span><text:span text:style-name="Source_20_Text"><text:span text:style-name="T11">-</text:span></text:span><text:span text:style-name="Source_20_Text"><text:span text:style-name="T13">color</text:span></text:span><text:span text:style-name="Source_20_Text"><text:span text:style-name="T11">:</text:span></text:span><text:span text:style-name="Source_20_Text"><text:span text:style-name="T16"> </text:span></text:span><text:span text:style-name="Source_20_Text"><text:span text:style-name="T13">yellow</text:span></text:span><text:span text:style-name="Source_20_Text"><text:span text:style-name="T16">;</text:span></text:span></text:p>
      <text:p text:style-name="P3"><text:span text:style-name="Source_20_Text"><text:span text:style-name="T16"><text:s text:c="6"/></text:span></text:span><text:span text:style-name="Source_20_Text"><text:span text:style-name="T13">font</text:span></text:span><text:span text:style-name="Source_20_Text"><text:span text:style-name="T11">-</text:span></text:span><text:span text:style-name="Source_20_Text"><text:span text:style-name="T13">weight</text:span></text:span><text:span text:style-name="Source_20_Text"><text:span text:style-name="T11">:</text:span></text:span><text:span text:style-name="Source_20_Text"><text:span text:style-name="T16"> </text:span></text:span><text:span text:style-name="Source_20_Text"><text:span text:style-name="T13">bold</text:span></text:span><text:span text:style-name="Source_20_Text"><text:span text:style-name="T16">;</text:span></text:span></text:p>
      <text:p text:style-name="P3"><text:span text:style-name="Source_20_Text"><text:span text:style-name="T16"><text:s text:c="4"/>}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9">/style&gt;</text:span></text:span></text:p>
      <text:p text:style-name="P3"><text:span text:style-name="Source_20_Text"><text:span text:style-name="T11">&lt;</text:span></text:span><text:span text:style-name="Source_20_Text"><text:span text:style-name="T19">/head&gt;</text:span></text:span></text:p>
      <text:p text:style-name="P3"><text:span text:style-name="Source_20_Text"><text:span text:style-name="T11">&lt;</text:span></text:span><text:span text:style-name="Source_20_Text"><text:span text:style-name="T13">body</text:span></text:span><text:span text:style-name="Source_20_Text"><text:span text:style-name="T11">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h1</text:span></text:span><text:span text:style-name="Source_20_Text"><text:span text:style-name="T11">&gt;</text:span></text:span><text:span text:style-name="Source_20_Text"><text:span text:style-name="T13">Ejemplo</text:span></text:span><text:span text:style-name="Source_20_Text"><text:span text:style-name="T16"> </text:span></text:span><text:span text:style-name="Source_20_Text"><text:span text:style-name="T13">de</text:span></text:span><text:span text:style-name="Source_20_Text"><text:span text:style-name="T16"> </text:span></text:span><text:span text:style-name="Source_20_Text"><text:span text:style-name="T13">selección</text:span></text:span><text:span text:style-name="Source_20_Text"><text:span text:style-name="T16"> </text:span></text:span><text:span text:style-name="Source_20_Text"><text:span text:style-name="T13">por</text:span></text:span><text:span text:style-name="Source_20_Text"><text:span text:style-name="T16"> </text:span></text:span><text:span text:style-name="Source_20_Text"><text:span text:style-name="T13">posición</text:span></text:span><text:span text:style-name="Source_20_Text"><text:span text:style-name="T11">&lt;</text:span></text:span><text:span text:style-name="Source_20_Text"><text:span text:style-name="T19">/h1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ul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lista"</text:span></text:span><text:span text:style-name="Source_20_Text"><text:span text:style-name="T11">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li</text:span></text:span><text:span text:style-name="Source_20_Text"><text:span text:style-name="T11">&gt;</text:span></text:span><text:span text:style-name="Source_20_Text"><text:span text:style-name="T13">Elemento</text:span></text:span><text:span text:style-name="Source_20_Text"><text:span text:style-name="T16"> </text:span></text:span><text:span text:style-name="Source_20_Text"><text:span text:style-name="T22">1</text:span></text:span><text:span text:style-name="Source_20_Text"><text:span text:style-name="T11">&lt;</text:span></text:span><text:span text:style-name="Source_20_Text"><text:span text:style-name="T19">/li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li</text:span></text:span><text:span text:style-name="Source_20_Text"><text:span text:style-name="T11">&gt;</text:span></text:span><text:span text:style-name="Source_20_Text"><text:span text:style-name="T13">Elemento</text:span></text:span><text:span text:style-name="Source_20_Text"><text:span text:style-name="T16"> </text:span></text:span><text:span text:style-name="Source_20_Text"><text:span text:style-name="T22">2</text:span></text:span><text:span text:style-name="Source_20_Text"><text:span text:style-name="T11">&lt;</text:span></text:span><text:span text:style-name="Source_20_Text"><text:span text:style-name="T19">/li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li</text:span></text:span><text:span text:style-name="Source_20_Text"><text:span text:style-name="T11">&gt;</text:span></text:span><text:span text:style-name="Source_20_Text"><text:span text:style-name="T13">Elemento</text:span></text:span><text:span text:style-name="Source_20_Text"><text:span text:style-name="T16"> </text:span></text:span><text:span text:style-name="Source_20_Text"><text:span text:style-name="T22">3</text:span></text:span><text:span text:style-name="Source_20_Text"><text:span text:style-name="T11">&lt;</text:span></text:span><text:span text:style-name="Source_20_Text"><text:span text:style-name="T19">/li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li</text:span></text:span><text:span text:style-name="Source_20_Text"><text:span text:style-name="T11">&gt;</text:span></text:span><text:span text:style-name="Source_20_Text"><text:span text:style-name="T13">Elemento</text:span></text:span><text:span text:style-name="Source_20_Text"><text:span text:style-name="T16"> </text:span></text:span><text:span text:style-name="Source_20_Text"><text:span text:style-name="T22">4</text:span></text:span><text:span text:style-name="Source_20_Text"><text:span text:style-name="T11">&lt;</text:span></text:span><text:span text:style-name="Source_20_Text"><text:span text:style-name="T19">/li&gt;</text:span></text:span></text:p>
      <text:p text:style-name="P3"><text:span text:style-name="Source_20_Text"><text:span text:style-name="T16"><text:s text:c="4"/></text:span></text:span><text:span text:style-name="Source_20_Text"><text:span text:style-name="T11">&lt;</text:span></text:span><text:span text:style-name="Source_20_Text"><text:span text:style-name="T13">li</text:span></text:span><text:span text:style-name="Source_20_Text"><text:span text:style-name="T11">&gt;</text:span></text:span><text:span text:style-name="Source_20_Text"><text:span text:style-name="T13">Elemento</text:span></text:span><text:span text:style-name="Source_20_Text"><text:span text:style-name="T16"> </text:span></text:span><text:span text:style-name="Source_20_Text"><text:span text:style-name="T22">5</text:span></text:span><text:span text:style-name="Source_20_Text"><text:span text:style-name="T11">&lt;</text:span></text:span><text:span text:style-name="Source_20_Text"><text:span text:style-name="T19">/li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9">/ul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button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btnPrimero"</text:span></text:span><text:span text:style-name="Source_20_Text"><text:span text:style-name="T11">&gt;</text:span></text:span><text:span text:style-name="Source_20_Text"><text:span text:style-name="T13">Seleccionar</text:span></text:span><text:span text:style-name="Source_20_Text"><text:span text:style-name="T16"> </text:span></text:span><text:span text:style-name="Source_20_Text"><text:span text:style-name="T13">el</text:span></text:span><text:span text:style-name="Source_20_Text"><text:span text:style-name="T16"> </text:span></text:span><text:span text:style-name="Source_20_Text"><text:span text:style-name="T13">primer</text:span></text:span><text:span text:style-name="Source_20_Text"><text:span text:style-name="T16"> </text:span></text:span><text:span text:style-name="Source_20_Text"><text:span text:style-name="T13">elemento</text:span></text:span><text:span text:style-name="Source_20_Text"><text:span text:style-name="T11">&lt;</text:span></text:span><text:span text:style-name="Source_20_Text"><text:span text:style-name="T19">/button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button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btnUltimo"</text:span></text:span><text:span text:style-name="Source_20_Text"><text:span text:style-name="T11">&gt;</text:span></text:span><text:span text:style-name="Source_20_Text"><text:span text:style-name="T13">Seleccionar</text:span></text:span><text:span text:style-name="Source_20_Text"><text:span text:style-name="T16"> </text:span></text:span><text:span text:style-name="Source_20_Text"><text:span text:style-name="T13">el</text:span></text:span><text:span text:style-name="Source_20_Text"><text:span text:style-name="T16"> </text:span></text:span><text:span text:style-name="Source_20_Text"><text:span text:style-name="T13">último</text:span></text:span><text:span text:style-name="Source_20_Text"><text:span text:style-name="T16"> </text:span></text:span><text:span text:style-name="Source_20_Text"><text:span text:style-name="T13">elemento</text:span></text:span><text:span text:style-name="Source_20_Text"><text:span text:style-name="T11">&lt;</text:span></text:span><text:span text:style-name="Source_20_Text"><text:span text:style-name="T19">/button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button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btnTercero"</text:span></text:span><text:span text:style-name="Source_20_Text"><text:span text:style-name="T11">&gt;</text:span></text:span><text:span text:style-name="Source_20_Text"><text:span text:style-name="T13">Seleccionar</text:span></text:span><text:span text:style-name="Source_20_Text"><text:span text:style-name="T16"> </text:span></text:span><text:span text:style-name="Source_20_Text"><text:span text:style-name="T13">el</text:span></text:span><text:span text:style-name="Source_20_Text"><text:span text:style-name="T16"> </text:span></text:span><text:span text:style-name="Source_20_Text"><text:span text:style-name="T13">tercer</text:span></text:span><text:span text:style-name="Source_20_Text"><text:span text:style-name="T16"> </text:span></text:span><text:span text:style-name="Source_20_Text"><text:span text:style-name="T13">elemento</text:span></text:span><text:span text:style-name="Source_20_Text"><text:span text:style-name="T11">&lt;</text:span></text:span><text:span text:style-name="Source_20_Text"><text:span text:style-name="T19">/button&gt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button</text:span></text:span><text:span text:style-name="Source_20_Text"><text:span text:style-name="T16"> </text:span></text:span><text:span text:style-name="Source_20_Text"><text:span text:style-name="T13">id</text:span></text:span><text:span text:style-name="Source_20_Text"><text:span text:style-name="T11">=</text:span></text:span><text:span text:style-name="Source_20_Text"><text:span text:style-name="T18">"btnPar"</text:span></text:span><text:span text:style-name="Source_20_Text"><text:span text:style-name="T11">&gt;</text:span></text:span><text:span text:style-name="Source_20_Text"><text:span text:style-name="T13">Seleccionar</text:span></text:span><text:span text:style-name="Source_20_Text"><text:span text:style-name="T16"> </text:span></text:span><text:span text:style-name="Source_20_Text"><text:span text:style-name="T13">elementos</text:span></text:span><text:span text:style-name="Source_20_Text"><text:span text:style-name="T16"> </text:span></text:span><text:span text:style-name="Source_20_Text"><text:span text:style-name="T13">pares</text:span></text:span><text:span text:style-name="Source_20_Text"><text:span text:style-name="T11">&lt;</text:span></text:span><text:span text:style-name="Source_20_Text"><text:span text:style-name="T19">/button&gt;</text:span></text:span></text:p>
      <text:p text:style-name="P5"/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3">script</text:span></text:span><text:span text:style-name="Source_20_Text"><text:span text:style-name="T11">&gt;</text:span></text:span></text:p>
      <text:p text:style-name="P3"><text:span text:style-name="Source_20_Text"><text:span text:style-name="T16"><text:s text:c="4"/></text:span></text:span><text:span text:style-name="Source_20_Text"><text:span text:style-name="T13">$</text:span></text:span><text:span text:style-name="Source_20_Text"><text:span text:style-name="T16">(document).</text:span></text:span><text:span text:style-name="Source_20_Text"><text:span text:style-name="T13">ready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6"/></text:span></text:span><text:span text:style-name="Source_20_Text"><text:span text:style-name="T26">// Seleccionar el primer elemento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btnPrimero"</text:span></text:span><text:span text:style-name="Source_20_Text"><text:span text:style-name="T16">).</text:span></text:span><text:span text:style-name="Source_20_Text"><text:span text:style-name="T13">click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lista li"</text:span></text:span><text:span text:style-name="Source_20_Text"><text:span text:style-name="T16">).</text:span></text:span><text:span text:style-name="Source_20_Text"><text:span text:style-name="T13">first</text:span></text:span><text:span text:style-name="Source_20_Text"><text:span text:style-name="T16">(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<text:p text:style-name="P3"><text:span text:style-name="Source_20_Text"><text:span text:style-name="T16"><text:s text:c="6"/>});</text:span></text:span></text:p>
      <text:p text:style-name="P5"/>
      <text:p text:style-name="P3"><text:span text:style-name="Source_20_Text"><text:span text:style-name="T16"><text:s text:c="6"/></text:span></text:span><text:span text:style-name="Source_20_Text"><text:span text:style-name="T26">// Seleccionar el último elemento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btnUltimo"</text:span></text:span><text:span text:style-name="Source_20_Text"><text:span text:style-name="T16">).</text:span></text:span><text:span text:style-name="Source_20_Text"><text:span text:style-name="T13">click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lista li"</text:span></text:span><text:span text:style-name="Source_20_Text"><text:span text:style-name="T16">).</text:span></text:span><text:span text:style-name="Source_20_Text"><text:span text:style-name="T13">last</text:span></text:span><text:span text:style-name="Source_20_Text"><text:span text:style-name="T16">(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<text:p text:style-name="P3"><text:span text:style-name="Source_20_Text"><text:span text:style-name="T16"><text:s text:c="6"/>});</text:span></text:span></text:p>
      <text:p text:style-name="P5"/>
      <text:p text:style-name="P3"><text:span text:style-name="Source_20_Text"><text:span text:style-name="T16"><text:s text:c="6"/></text:span></text:span><text:span text:style-name="Source_20_Text"><text:span text:style-name="T26">// Seleccionar un elemento específico por su posición (tercer elemento)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btnTercero"</text:span></text:span><text:span text:style-name="Source_20_Text"><text:span text:style-name="T16">).</text:span></text:span><text:span text:style-name="Source_20_Text"><text:span text:style-name="T13">click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lista li"</text:span></text:span><text:span text:style-name="Source_20_Text"><text:span text:style-name="T16">).</text:span></text:span><text:span text:style-name="Source_20_Text"><text:span text:style-name="T13">eq</text:span></text:span><text:span text:style-name="Source_20_Text"><text:span text:style-name="T16">(</text:span></text:span><text:span text:style-name="Source_20_Text"><text:span text:style-name="T22">2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 </text:span></text:span><text:span text:style-name="Source_20_Text"><text:span text:style-name="T26">// Índice basado en 0</text:span></text:span></text:p>
      <text:p text:style-name="P3"><text:span text:style-name="Source_20_Text"><text:span text:style-name="T16"><text:s text:c="6"/>});</text:span></text:span></text:p>
      <text:p text:style-name="P5"/>
      <text:p text:style-name="P3"><text:span text:style-name="Source_20_Text"><text:span text:style-name="T16"><text:s text:c="6"/></text:span></text:span><text:span text:style-name="Source_20_Text"><text:span text:style-name="T26">// Seleccionar elementos pares</text:span></text:span></text:p>
      <text:p text:style-name="P3"><text:span text:style-name="Source_20_Text"><text:span text:style-name="T16"><text:s text:c="6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btnPar"</text:span></text:span><text:span text:style-name="Source_20_Text"><text:span text:style-name="T16">).</text:span></text:span><text:span text:style-name="Source_20_Text"><text:span text:style-name="T13">click</text:span></text:span><text:span text:style-name="Source_20_Text"><text:span text:style-name="T16">(</text:span></text:span><text:span text:style-name="Source_20_Text"><text:span text:style-name="T24">function</text:span></text:span><text:span text:style-name="Source_20_Text"><text:span text:style-name="T16"> () {</text:span></text:span></text:p>
      <text:p text:style-name="P3"><text:span text:style-name="Source_20_Text"><text:span text:style-name="T16"><text:s text:c="8"/></text:span></text:span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lista li:nth-child(even)"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<text:p text:style-name="P3"><text:span text:style-name="Source_20_Text"><text:span text:style-name="T16"><text:s text:c="6"/>});</text:span></text:span></text:p>
      <text:p text:style-name="P3"><text:span text:style-name="Source_20_Text"><text:span text:style-name="T16"><text:s text:c="4"/>});</text:span></text:span></text:p>
      <text:p text:style-name="P3"><text:span text:style-name="Source_20_Text"><text:span text:style-name="T16"><text:s text:c="2"/></text:span></text:span><text:span text:style-name="Source_20_Text"><text:span text:style-name="T11">&lt;</text:span></text:span><text:span text:style-name="Source_20_Text"><text:span text:style-name="T19">/script&gt;</text:span></text:span></text:p>
      <text:p text:style-name="P3"><text:span text:style-name="Source_20_Text"><text:span text:style-name="T11">&lt;</text:span></text:span><text:span text:style-name="Source_20_Text"><text:span text:style-name="T19">/body&gt;</text:span></text:span></text:p>
      <text:p text:style-name="P4"><text:soft-page-break/><text:span text:style-name="Source_20_Text"><text:span text:style-name="T11">&lt;</text:span></text:span><text:span text:style-name="Source_20_Text"><text:span text:style-name="T19">/html&gt;</text:span></text:span></text:p>
      <text:h text:style-name="P2" text:outline-level="3">Explicación del código</text:h>
      <text:list xml:id="list500040713" text:style-name="L9">
        <text:list-item>
          <text:p text:style-name="P37"><text:span text:style-name="Strong_20_Emphasis"><text:span text:style-name="T3">Seleccionar el primer elemento</text:span></text:span><text:span text:style-name="T3">:</text:span></text:p>
          <text:list>
            <text:list-item>
              <text:p text:style-name="P37"><text:span text:style-name="T3">Se utiliza el método </text:span><text:span text:style-name="Source_20_Text"><text:span text:style-name="T3">first()</text:span></text:span><text:span text:style-name="T3"> para seleccionar el primer elemento dentro de una colección de elementos: </text:span></text:p>
              <text:p text:style-name="P8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lista li"</text:span></text:span><text:span text:style-name="Source_20_Text"><text:span text:style-name="T16">).</text:span></text:span><text:span text:style-name="Source_20_Text"><text:span text:style-name="T13">first</text:span></text:span><text:span text:style-name="Source_20_Text"><text:span text:style-name="T16">(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        <text:list>
                <text:list-item>
                  <text:p text:style-name="P38"><text:span text:style-name="T3">Esto selecciona el primer </text:span><text:span text:style-name="Source_20_Text"><text:span text:style-name="T3">&lt;li&gt;</text:span></text:span><text:span text:style-name="T3"> dentro del </text:span><text:span text:style-name="Source_20_Text"><text:span text:style-name="T3">&lt;ul id="lista"&gt;</text:span></text:span><text:span text:style-name="T3">. </text:span></text:p>
                </text:list-item>
                <text:list-item>
                  <text:p text:style-name="P38"><text:span text:style-name="T3">Aplica la clase </text:span><text:span text:style-name="Source_20_Text"><text:span text:style-name="T3">resaltado</text:span></text:span><text:span text:style-name="T3">, que agrega un fondo amarillo y texto en negrita. </text:span></text:p>
                </text:list-item>
              </text:list>
            </text:list-item>
          </text:list>
        </text:list-item>
        <text:list-item>
          <text:p text:style-name="P37"><text:span text:style-name="Strong_20_Emphasis"><text:span text:style-name="T3">Seleccionar el último elemento</text:span></text:span><text:span text:style-name="T3">:</text:span></text:p>
          <text:list>
            <text:list-item>
              <text:p text:style-name="P37"><text:span text:style-name="T3">El método </text:span><text:span text:style-name="Source_20_Text"><text:span text:style-name="T3">last()</text:span></text:span><text:span text:style-name="T3"> selecciona el último elemento de una colección: </text:span></text:p>
              <text:p text:style-name="P8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lista li"</text:span></text:span><text:span text:style-name="Source_20_Text"><text:span text:style-name="T16">).</text:span></text:span><text:span text:style-name="Source_20_Text"><text:span text:style-name="T13">last</text:span></text:span><text:span text:style-name="Source_20_Text"><text:span text:style-name="T16">(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        <text:list>
                <text:list-item>
                  <text:p text:style-name="P38"><text:span text:style-name="T3">Selecciona el último </text:span><text:span text:style-name="Source_20_Text"><text:span text:style-name="T3">&lt;li&gt;</text:span></text:span><text:span text:style-name="T3"> de la lista. </text:span></text:p>
                </text:list-item>
              </text:list>
            </text:list-item>
          </text:list>
        </text:list-item>
        <text:list-item>
          <text:p text:style-name="P37"><text:span text:style-name="Strong_20_Emphasis"><text:span text:style-name="T3">Seleccionar un elemento específico por índice</text:span></text:span><text:span text:style-name="T3">:</text:span></text:p>
          <text:list>
            <text:list-item>
              <text:p text:style-name="P37"><text:span text:style-name="T3">Con </text:span><text:span text:style-name="Source_20_Text"><text:span text:style-name="T3">eq(index)</text:span></text:span><text:span text:style-name="T3"> puedes seleccionar un elemento por su posición, donde el índice comienza en </text:span><text:span text:style-name="Source_20_Text"><text:span text:style-name="T3">0</text:span></text:span><text:span text:style-name="T3">: </text:span></text:p>
              <text:p text:style-name="P8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lista li"</text:span></text:span><text:span text:style-name="Source_20_Text"><text:span text:style-name="T16">).</text:span></text:span><text:span text:style-name="Source_20_Text"><text:span text:style-name="T13">eq</text:span></text:span><text:span text:style-name="Source_20_Text"><text:span text:style-name="T16">(</text:span></text:span><text:span text:style-name="Source_20_Text"><text:span text:style-name="T22">2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        <text:list>
                <text:list-item>
                  <text:p text:style-name="P38"><text:span text:style-name="T3">Selecciona el tercer elemento (</text:span><text:span text:style-name="Source_20_Text"><text:span text:style-name="T3">index 2</text:span></text:span><text:span text:style-name="T3">) de la lista. </text:span></text:p>
                </text:list-item>
              </text:list>
            </text:list-item>
          </text:list>
        </text:list-item>
        <text:list-item>
          <text:p text:style-name="P37"><text:span text:style-name="Strong_20_Emphasis"><text:span text:style-name="T3">Seleccionar elementos pares</text:span></text:span><text:span text:style-name="T3">:</text:span></text:p>
          <text:list>
            <text:list-item>
              <text:p text:style-name="P37"><text:span text:style-name="T3">Usamos el pseudo-clase </text:span><text:span text:style-name="Source_20_Text"><text:span text:style-name="T3">:nth-child()</text:span></text:span><text:span text:style-name="T3"> con </text:span><text:span text:style-name="Source_20_Text"><text:span text:style-name="T3">even</text:span></text:span><text:span text:style-name="T3"> (pares, basado en 1): </text:span></text:p>
              <text:p text:style-name="P8"><text:span text:style-name="Source_20_Text"><text:span text:style-name="T13">$</text:span></text:span><text:span text:style-name="Source_20_Text"><text:span text:style-name="T16">(</text:span></text:span><text:span text:style-name="Source_20_Text"><text:span text:style-name="T18">"#lista li:nth-child(even)"</text:span></text:span><text:span text:style-name="Source_20_Text"><text:span text:style-name="T16">).</text:span></text:span><text:span text:style-name="Source_20_Text"><text:span text:style-name="T13">addClass</text:span></text:span><text:span text:style-name="Source_20_Text"><text:span text:style-name="T16">(</text:span></text:span><text:span text:style-name="Source_20_Text"><text:span text:style-name="T18">"resaltado"</text:span></text:span><text:span text:style-name="Source_20_Text"><text:span text:style-name="T16">);</text:span></text:span></text:p>
              <text:list>
                <text:list-item>
                  <text:p text:style-name="P20">Selecciona los elementos en posiciones 2, 4, 6, etc. </text:p>
                </text:list-item>
              </text:list>
            </text:list-item>
          </text:list>
        </text:list-item>
      </text:list>
      <text:h text:style-name="P2" text:outline-level="3">Flujo de funcionamiento</text:h>
      <text:list xml:id="list3027411654" text:style-name="L10">
        <text:list-item>
          <text:p text:style-name="P39"><text:span text:style-name="Strong_20_Emphasis"><text:span text:style-name="T3">Carga inicial</text:span></text:span><text:span text:style-name="T3">:</text:span></text:p>
          <text:list>
            <text:list-item>
              <text:p text:style-name="P40"><text:span text:style-name="T3">Los elementos no tienen la clase </text:span><text:span text:style-name="Source_20_Text"><text:span text:style-name="T3">resaltado</text:span></text:span><text:span text:style-name="T3">. </text:span></text:p>
            </text:list-item>
          </text:list>
        </text:list-item>
        <text:list-item>
          <text:p text:style-name="P39"><text:span text:style-name="Strong_20_Emphasis"><text:span text:style-name="T3">Interacción con botones</text:span></text:span><text:span text:style-name="T3">:</text:span></text:p>
          <text:list>
            <text:list-item>
              <text:p text:style-name="P40"><text:span text:style-name="Strong_20_Emphasis"><text:span text:style-name="T3">Botón "Seleccionar el primer elemento"</text:span></text:span><text:span text:style-name="T3">: </text:span></text:p>
              <text:list>
                <text:list-item>
                  <text:p text:style-name="P40"><text:span text:style-name="T3">Resalta el primer </text:span><text:span text:style-name="Source_20_Text"><text:span text:style-name="T3">&lt;li&gt;</text:span></text:span><text:span text:style-name="T3">. </text:span></text:p>
                </text:list-item>
              </text:list>
            </text:list-item>
            <text:list-item>
              <text:p text:style-name="P40"><text:span text:style-name="Strong_20_Emphasis"><text:span text:style-name="T3">Botón "Seleccionar el último elemento"</text:span></text:span><text:span text:style-name="T3">: </text:span></text:p>
              <text:list>
                <text:list-item>
                  <text:p text:style-name="P40"><text:span text:style-name="T3">Resalta el último </text:span><text:span text:style-name="Source_20_Text"><text:span text:style-name="T3">&lt;li&gt;</text:span></text:span><text:span text:style-name="T3">. </text:span></text:p>
                </text:list-item>
              </text:list>
            </text:list-item>
            <text:list-item>
              <text:p text:style-name="P40"><text:span text:style-name="Strong_20_Emphasis"><text:span text:style-name="T3">Botón "Seleccionar el tercer elemento"</text:span></text:span><text:span text:style-name="T3">: </text:span></text:p>
              <text:list>
                <text:list-item>
                  <text:p text:style-name="P40"><text:span text:style-name="T3">Resalta solo el tercer </text:span><text:span text:style-name="Source_20_Text"><text:span text:style-name="T3">&lt;li&gt;</text:span></text:span><text:span text:style-name="T3">. </text:span></text:p>
                </text:list-item>
              </text:list>
            </text:list-item>
            <text:list-item>
              <text:p text:style-name="P40"><text:span text:style-name="Strong_20_Emphasis"><text:span text:style-name="T3">Botón "Seleccionar elementos pares"</text:span></text:span><text:span text:style-name="T3">: </text:span></text:p>
              <text:list>
                <text:list-item>
                  <text:p text:style-name="P21">Resalta los elementos en posiciones pares (2 y 4). </text:p>
                </text:list-item>
              </text:list>
            </text:list-item>
          </text:list>
        </text:list-item>
      </text:list>
      <text:p text:style-name="P12"><text:soft-page-break/>Este ejemplo te ayuda a comprender cómo seleccionar elementos en función de su posición en el DOM, una técnica muy útil para manejar listas, tablas o colecciones de elementos en páginas web.</text:p>
      <text:p text:style-name="P12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9T11:38:09.564000000</meta:creation-date>
    <dc:date>2025-01-09T12:26:36.298000000</dc:date>
    <meta:editing-duration>PT48M21S</meta:editing-duration>
    <meta:editing-cycles>12</meta:editing-cycles>
    <meta:generator>LibreOffice/7.2.1.2$Windows_X86_64 LibreOffice_project/87b77fad49947c1441b67c559c339af8f3517e22</meta:generator>
    <meta:document-statistic meta:table-count="0" meta:image-count="0" meta:object-count="0" meta:page-count="10" meta:paragraph-count="299" meta:word-count="1589" meta:character-count="12511" meta:non-whitespace-character-count="10573"/>
  </office:meta>
</office:document-meta>
</file>